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Times New Roman2" svg:font-family="'Times New Roman'" style:font-family-generic="roman"/>
    <style:font-face style:name="Times New Roman3" svg:font-family="'Times New Roman'" style:font-adornments="Regular" style:font-family-generic="roman"/>
    <style:font-face style:name="Cantarell" svg:font-family="Cantarell"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tarell1" svg:font-family="Cantarell"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automatic-styles>
    <style:style style:name="Tabela3" style:family="table">
      <style:table-properties style:width="3.0299in" table:align="center"/>
    </style:style>
    <style:style style:name="Tabela3.A" style:family="table-column">
      <style:table-column-properties style:column-width="2.3215in"/>
    </style:style>
    <style:style style:name="Tabela3.B" style:family="table-column">
      <style:table-column-properties style:column-width="0.7083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Table1" style:family="table">
      <style:table-properties style:width="6.6958in" fo:margin-left="0in" table:align="left"/>
    </style:style>
    <style:style style:name="Table1.A" style:family="table-column">
      <style:table-column-properties style:column-width="3.2958in"/>
    </style:style>
    <style:style style:name="Table1.B" style:family="table-column">
      <style:table-column-properties style:column-width="0.5667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in" fo:border="none"/>
    </style:style>
    <style:style style:name="Table1.A3"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P1"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2" style:family="paragraph" style:parent-style-name="Standard">
      <style:text-properties officeooo:paragraph-rsid="00440d27"/>
    </style:style>
    <style:style style:name="P3" style:family="paragraph" style:parent-style-name="Standard">
      <style:text-properties officeooo:rsid="00cb09c8" officeooo:paragraph-rsid="00d12456"/>
    </style:style>
    <style:style style:name="P4" style:family="paragraph" style:parent-style-name="Text_20_body">
      <style:text-properties officeooo:paragraph-rsid="007f7b8a"/>
    </style:style>
    <style:style style:name="P5" style:family="paragraph" style:parent-style-name="Text_20_body">
      <style:text-properties fo:language="en" fo:country="US" officeooo:rsid="000b0dbc" officeooo:paragraph-rsid="000b0dbc"/>
    </style:style>
    <style:style style:name="P6" style:family="paragraph" style:parent-style-name="Text_20_body">
      <style:text-properties fo:language="en" fo:country="US" officeooo:paragraph-rsid="0045f804"/>
    </style:style>
    <style:style style:name="P7" style:family="paragraph" style:parent-style-name="Text_20_body">
      <style:text-properties fo:language="en" fo:country="US" officeooo:paragraph-rsid="00c295ee"/>
    </style:style>
    <style:style style:name="P8" style:family="paragraph" style:parent-style-name="Text_20_body">
      <style:text-properties fo:language="en" fo:country="US" officeooo:rsid="009e7c6d" officeooo:paragraph-rsid="00c31d5c"/>
    </style:style>
    <style:style style:name="P9" style:family="paragraph" style:parent-style-name="Text_20_body">
      <style:paragraph-properties fo:text-align="justify" style:justify-single-word="false"/>
      <style:text-properties fo:language="en" fo:country="US" officeooo:paragraph-rsid="00d387d9"/>
    </style:style>
    <style:style style:name="P10" style:family="paragraph" style:parent-style-name="Text_20_body">
      <style:text-properties officeooo:rsid="00503845" officeooo:paragraph-rsid="0050fc23"/>
    </style:style>
    <style:style style:name="P11" style:family="paragraph" style:parent-style-name="Text_20_body">
      <style:text-properties fo:font-style="normal" officeooo:rsid="0067f8ee" officeooo:paragraph-rsid="0096561f" style:font-style-asian="normal" style:font-style-complex="normal"/>
    </style:style>
    <style:style style:name="P12" style:family="paragraph" style:parent-style-name="Text_20_body">
      <style:text-properties fo:font-style="normal" officeooo:rsid="0067f8ee" officeooo:paragraph-rsid="008bdb46" style:font-style-asian="normal" style:font-style-complex="normal"/>
    </style:style>
    <style:style style:name="P13" style:family="paragraph" style:parent-style-name="Text_20_body">
      <style:text-properties fo:font-style="normal" officeooo:paragraph-rsid="00c31d5c"/>
    </style:style>
    <style:style style:name="P14" style:family="paragraph" style:parent-style-name="Text_20_body">
      <style:text-properties officeooo:paragraph-rsid="009d0314"/>
    </style:style>
    <style:style style:name="P15" style:family="paragraph" style:parent-style-name="Text_20_body">
      <style:text-properties officeooo:paragraph-rsid="00538061"/>
    </style:style>
    <style:style style:name="P16" style:family="paragraph" style:parent-style-name="Text_20_body">
      <style:text-properties officeooo:paragraph-rsid="00c31d5c"/>
    </style:style>
    <style:style style:name="P17" style:family="paragraph" style:parent-style-name="Text_20_body">
      <style:text-properties style:font-name="Times New Roman1" fo:language="en" fo:country="US" fo:font-style="normal" officeooo:rsid="00a1d847" officeooo:paragraph-rsid="00c4dd47" style:font-style-asian="normal" style:font-style-complex="normal"/>
    </style:style>
    <style:style style:name="P18" style:family="paragraph" style:parent-style-name="Text_20_body">
      <style:text-properties officeooo:paragraph-rsid="00d2c457"/>
    </style:style>
    <style:style style:name="P19" style:family="paragraph" style:parent-style-name="Text_20_body">
      <style:paragraph-properties fo:margin-left="0in" fo:margin-right="0in" fo:text-indent="0in" style:auto-text-indent="true"/>
      <style:text-properties officeooo:paragraph-rsid="00afddbf"/>
    </style:style>
    <style:style style:name="P20"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1"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22" style:family="paragraph" style:parent-style-name="Text_20_body">
      <style:paragraph-properties fo:line-height="150%" fo:break-before="page"/>
      <style:text-properties fo:language="en" fo:country="US" officeooo:rsid="00186ad4" officeooo:paragraph-rsid="0074a8e9"/>
    </style:style>
    <style:style style:name="P23"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3" style:font-size-complex="10pt" style:font-style-complex="normal"/>
    </style:style>
    <style:style style:name="P24"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25"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26"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27"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28"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9" style:family="paragraph" style:parent-style-name="Table_20_Contents">
      <style:paragraph-properties fo:line-height="100%"/>
      <style:text-properties fo:font-size="10pt" fo:language="en" fo:country="US" officeooo:rsid="002d98ff" officeooo:paragraph-rsid="00c15475" style:font-size-asian="10pt" style:font-size-complex="10pt"/>
    </style:style>
    <style:style style:name="P30"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31"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32" style:family="paragraph" style:parent-style-name="Table_20_Contents">
      <style:paragraph-properties fo:line-height="100%" fo:text-align="center" style:justify-single-word="false"/>
      <style:text-properties fo:font-size="10pt" fo:language="en" fo:country="US" officeooo:rsid="00c15475" officeooo:paragraph-rsid="00c15475" style:font-size-asian="10pt" style:font-size-complex="10pt"/>
    </style:style>
    <style:style style:name="P33"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34"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35"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36"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37"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38"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3" style:font-size-complex="10pt"/>
    </style:style>
    <style:style style:name="P39"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3" style:font-size-complex="10pt"/>
    </style:style>
    <style:style style:name="P40"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3" style:font-size-complex="10pt"/>
    </style:style>
    <style:style style:name="P41"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3" style:font-size-complex="10pt"/>
    </style:style>
    <style:style style:name="P42"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3" style:font-size-complex="10pt"/>
    </style:style>
    <style:style style:name="P43"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3" style:font-size-complex="10pt"/>
    </style:style>
    <style:style style:name="P44"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3" style:font-size-complex="10pt"/>
    </style:style>
    <style:style style:name="P45"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3" style:font-size-complex="10pt"/>
    </style:style>
    <style:style style:name="P46"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3" style:font-size-complex="10pt"/>
    </style:style>
    <style:style style:name="P47"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3" style:font-size-complex="10pt"/>
    </style:style>
    <style:style style:name="P48"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3" style:font-size-complex="10pt"/>
    </style:style>
    <style:style style:name="P49"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3" style:font-size-complex="10pt"/>
    </style:style>
    <style:style style:name="P50"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3" style:font-size-complex="10pt"/>
    </style:style>
    <style:style style:name="P51"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3" style:font-size-complex="10pt"/>
    </style:style>
    <style:style style:name="P52"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3" style:font-size-complex="10pt"/>
    </style:style>
    <style:style style:name="P53"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3" style:font-size-complex="10pt"/>
    </style:style>
    <style:style style:name="P54"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3" style:font-size-complex="10pt"/>
    </style:style>
    <style:style style:name="P55"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3" style:font-size-complex="10pt" style:font-weight-complex="normal"/>
    </style:style>
    <style:style style:name="P56"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3" style:font-size-complex="10pt" style:font-weight-complex="normal"/>
    </style:style>
    <style:style style:name="P57"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3" style:font-size-complex="10pt" style:font-weight-complex="normal"/>
    </style:style>
    <style:style style:name="P58"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3" style:font-size-complex="10pt" style:font-weight-complex="normal"/>
    </style:style>
    <style:style style:name="P59"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3" style:font-size-complex="10pt" style:font-weight-complex="normal"/>
    </style:style>
    <style:style style:name="P60"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3" style:font-size-complex="10pt" style:font-weight-complex="normal"/>
    </style:style>
    <style:style style:name="P61"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3" style:font-size-complex="10pt" style:font-weight-complex="normal"/>
    </style:style>
    <style:style style:name="P62"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3" style:font-size-complex="10pt" style:font-style-complex="normal"/>
    </style:style>
    <style:style style:name="P63" style:family="paragraph" style:parent-style-name="Standard" style:list-style-name="L30">
      <style:text-properties officeooo:paragraph-rsid="00c31d5c"/>
    </style:style>
    <style:style style:name="P64" style:family="paragraph" style:parent-style-name="Standard">
      <style:paragraph-properties fo:text-align="justify" style:justify-single-word="false"/>
      <style:text-properties officeooo:paragraph-rsid="00d88b11"/>
    </style:style>
    <style:style style:name="P65" style:family="paragraph" style:parent-style-name="Standard">
      <style:text-properties officeooo:rsid="00d88b11" officeooo:paragraph-rsid="00d88b11"/>
    </style:style>
    <style:style style:name="P66" style:family="paragraph" style:parent-style-name="Standard">
      <style:text-properties style:font-name="Times New Roman" fo:font-size="12pt" fo:font-weight="bold" officeooo:rsid="00d88b11" officeooo:paragraph-rsid="00d88b11" style:font-size-asian="12pt" style:font-weight-asian="bold" style:font-name-complex="Times New Roman5" style:font-size-complex="12pt"/>
    </style:style>
    <style:style style:name="P67" style:family="paragraph" style:parent-style-name="Standard">
      <style:paragraph-properties fo:line-height="115%" fo:text-align="justify" style:justify-single-word="false"/>
      <style:text-properties officeooo:paragraph-rsid="00d88b11"/>
    </style:style>
    <style:style style:name="P68" style:family="paragraph" style:parent-style-name="Standard">
      <style:text-properties officeooo:paragraph-rsid="00d88b11"/>
    </style:style>
    <style:style style:name="P69" style:family="paragraph" style:parent-style-name="Text_20_body" style:list-style-name="L30">
      <style:text-properties officeooo:paragraph-rsid="007f7b8a"/>
    </style:style>
    <style:style style:name="P70" style:family="paragraph" style:parent-style-name="Text_20_body">
      <style:paragraph-properties fo:text-align="justify" style:justify-single-word="false"/>
      <style:text-properties fo:language="en" fo:country="US" officeooo:paragraph-rsid="00d88b11"/>
    </style:style>
    <style:style style:name="P71" style:family="paragraph" style:parent-style-name="Heading_20_1">
      <style:text-properties fo:language="en" fo:country="US" officeooo:rsid="00440d27" officeooo:paragraph-rsid="00440d27"/>
    </style:style>
    <style:style style:name="P72" style:family="paragraph" style:parent-style-name="Heading_20_1">
      <style:text-properties fo:language="en" fo:country="US" officeooo:rsid="004a5c03" officeooo:paragraph-rsid="004a5c03"/>
    </style:style>
    <style:style style:name="P73" style:family="paragraph" style:parent-style-name="Heading_20_1">
      <style:paragraph-properties fo:break-before="page"/>
      <style:text-properties fo:language="en" fo:country="US" officeooo:rsid="00cb09c8" officeooo:paragraph-rsid="00cb09c8"/>
    </style:style>
    <style:style style:name="P74" style:family="paragraph" style:parent-style-name="Heading_20_1">
      <style:paragraph-properties fo:break-before="page"/>
      <style:text-properties fo:language="en" fo:country="US" officeooo:rsid="00440d27" officeooo:paragraph-rsid="00440d27"/>
    </style:style>
    <style:style style:name="P75" style:family="paragraph" style:parent-style-name="Heading_20_1">
      <style:paragraph-properties fo:break-before="page"/>
      <style:text-properties fo:language="en" fo:country="US" officeooo:rsid="006d2802" officeooo:paragraph-rsid="006d2802"/>
    </style:style>
    <style:style style:name="P76" style:family="paragraph" style:parent-style-name="Heading_20_2">
      <style:text-properties fo:language="en" fo:country="US" officeooo:rsid="00440d27" officeooo:paragraph-rsid="00440d27"/>
    </style:style>
    <style:style style:name="P77" style:family="paragraph" style:parent-style-name="Heading_20_2">
      <style:text-properties fo:language="en" fo:country="US" officeooo:rsid="0045f804" officeooo:paragraph-rsid="0045f804"/>
    </style:style>
    <style:style style:name="P78" style:family="paragraph" style:parent-style-name="Heading_20_2">
      <style:text-properties fo:language="en" fo:country="US" fo:font-style="italic" officeooo:rsid="0047f444" officeooo:paragraph-rsid="0047f444" style:font-style-asian="italic" style:font-style-complex="italic"/>
    </style:style>
    <style:style style:name="P79" style:family="paragraph" style:parent-style-name="Heading_20_2">
      <style:text-properties fo:language="en" fo:country="US" fo:font-style="italic" officeooo:rsid="0061843e" officeooo:paragraph-rsid="0061843e" style:font-style-asian="italic" style:font-style-complex="italic"/>
    </style:style>
    <style:style style:name="P80" style:family="paragraph" style:parent-style-name="Heading_20_2">
      <style:text-properties fo:language="en" fo:country="US" fo:font-style="italic" officeooo:rsid="0096561f" officeooo:paragraph-rsid="0096561f" style:font-style-asian="italic" style:font-style-complex="italic"/>
    </style:style>
    <style:style style:name="P81" style:family="paragraph" style:parent-style-name="Heading_20_2">
      <style:text-properties fo:language="en" fo:country="US" officeooo:rsid="0053fc24" officeooo:paragraph-rsid="00d88b11"/>
    </style:style>
    <style:style style:name="P82" style:family="paragraph" style:parent-style-name="Heading_20_2">
      <style:text-properties officeooo:rsid="0047f444" officeooo:paragraph-rsid="0047f444"/>
    </style:style>
    <style:style style:name="P83" style:family="paragraph" style:parent-style-name="Heading_20_2">
      <style:text-properties officeooo:paragraph-rsid="00d88b11"/>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2" officeooo:rsid="00091dea"/>
    </style:style>
    <style:style style:name="T2" style:family="text">
      <style:text-properties style:font-name="Times New Roman2" fo:language="en" fo:country="US" fo:font-style="normal" fo:font-weight="normal" officeooo:rsid="00091dea" style:font-style-asian="normal" style:font-weight-asian="normal" style:font-style-complex="normal" style:font-weight-complex="normal"/>
    </style:style>
    <style:style style:name="T3" style:family="text">
      <style:text-properties style:font-name="Times New Roman" officeooo:rsid="0009b215"/>
    </style:style>
    <style:style style:name="T4" style:family="text">
      <style:text-properties style:font-name="Times New Roman" officeooo:rsid="0045f804"/>
    </style:style>
    <style:style style:name="T5" style:family="text">
      <style:text-properties style:font-name="Times New Roman" officeooo:rsid="00c0f8c6"/>
    </style:style>
    <style:style style:name="T6" style:family="text">
      <style:text-properties style:font-name="Times New Roman" fo:language="en" fo:country="US" fo:font-style="normal" fo:font-weight="normal" officeooo:rsid="0009b215" style:font-style-asian="normal" style:font-weight-asian="normal" style:font-style-complex="normal" style:font-weight-complex="normal"/>
    </style:style>
    <style:style style:name="T7" style:family="text">
      <style:text-properties style:font-name="Times New Roman" fo:language="en" fo:country="US" fo:font-style="normal" fo:font-weight="normal" officeooo:rsid="00c0f8c6" style:font-style-asian="normal" style:font-weight-asian="normal" style:font-style-complex="normal" style:font-weight-complex="normal"/>
    </style:style>
    <style:style style:name="T8" style:family="text">
      <style:text-properties style:font-name="Times New Roman" fo:language="en" fo:country="US" fo:font-style="normal" fo:font-weight="normal" officeooo:rsid="00cd6684" style:font-style-asian="normal" style:font-weight-asian="normal" style:font-style-complex="normal" style:font-weight-complex="normal"/>
    </style:style>
    <style:style style:name="T9" style:family="text">
      <style:text-properties style:font-name="Times New Roman" fo:language="en" fo:country="US" fo:font-style="normal" fo:font-weight="normal" officeooo:rsid="00cea308" style:font-style-asian="normal" style:font-weight-asian="normal" style:font-style-complex="normal" style:font-weight-complex="normal"/>
    </style:style>
    <style:style style:name="T10" style:family="text">
      <style:text-properties style:font-name="Times New Roman" officeooo:rsid="00d387d9"/>
    </style:style>
    <style:style style:name="T11" style:family="text">
      <style:text-properties style:font-name="Times New Roman" fo:font-size="12pt" style:font-size-asian="12pt" style:font-name-complex="Times New Roman5" style:font-size-complex="12pt"/>
    </style:style>
    <style:style style:name="T12" style:family="text">
      <style:text-properties style:font-name="Times New Roman" fo:font-size="12pt" fo:font-weight="bold" style:font-size-asian="12pt" style:font-weight-asian="bold" style:font-name-complex="Times New Roman5" style:font-size-complex="12pt"/>
    </style:style>
    <style:style style:name="T13" style:family="text">
      <style:text-properties fo:font-style="italic" style:font-style-asian="italic"/>
    </style:style>
    <style:style style:name="T14" style:family="text">
      <style:text-properties fo:font-style="italic" officeooo:rsid="009d0314" style:font-style-asian="italic" style:font-style-complex="italic"/>
    </style:style>
    <style:style style:name="T15" style:family="text">
      <style:text-properties fo:font-style="italic" officeooo:rsid="009e7c6d" style:font-style-asian="italic" style:font-style-complex="italic"/>
    </style:style>
    <style:style style:name="T16" style:family="text">
      <style:text-properties fo:font-style="italic" officeooo:rsid="00440d27" style:font-style-asian="italic" style:font-style-complex="italic"/>
    </style:style>
    <style:style style:name="T17" style:family="text">
      <style:text-properties fo:font-style="italic" officeooo:rsid="00441620" style:font-style-asian="italic" style:font-style-complex="italic"/>
    </style:style>
    <style:style style:name="T18" style:family="text">
      <style:text-properties officeooo:rsid="000be36c"/>
    </style:style>
    <style:style style:name="T19" style:family="text">
      <style:text-properties fo:font-style="normal" style:font-style-asian="normal"/>
    </style:style>
    <style:style style:name="T20" style:family="text">
      <style:text-properties fo:font-style="normal" officeooo:rsid="000be36c" style:font-style-asian="normal" style:font-style-complex="normal"/>
    </style:style>
    <style:style style:name="T21" style:family="text">
      <style:text-properties fo:font-style="normal" officeooo:rsid="0045f804" style:font-style-asian="normal" style:font-style-complex="normal"/>
    </style:style>
    <style:style style:name="T22" style:family="text">
      <style:text-properties fo:font-style="normal" officeooo:rsid="00c295ee" style:font-style-asian="normal" style:font-style-complex="normal"/>
    </style:style>
    <style:style style:name="T23" style:family="text">
      <style:text-properties fo:font-style="normal" officeooo:rsid="00d41f9b" style:font-style-asian="normal" style:font-style-complex="normal"/>
    </style:style>
    <style:style style:name="T24" style:family="text">
      <style:text-properties style:font-name="Times New Roman3" fo:language="en" fo:country="US" fo:font-style="normal" officeooo:rsid="00137ce1" style:font-style-asian="normal" style:font-style-complex="normal"/>
    </style:style>
    <style:style style:name="T25" style:family="text">
      <style:text-properties style:font-name="Times New Roman1"/>
    </style:style>
    <style:style style:name="T26" style:family="text">
      <style:text-properties style:font-name="Times New Roman1" fo:font-style="normal" style:font-style-asian="normal" style:font-style-complex="normal"/>
    </style:style>
    <style:style style:name="T27" style:family="text">
      <style:text-properties style:font-name="Times New Roman1" fo:font-style="normal" officeooo:rsid="00190b6b" style:font-style-asian="normal" style:font-style-complex="normal"/>
    </style:style>
    <style:style style:name="T28" style:family="text">
      <style:text-properties style:font-name="Times New Roman1" fo:font-style="normal" officeooo:rsid="006b10ed" style:font-style-asian="normal" style:font-style-complex="normal"/>
    </style:style>
    <style:style style:name="T29" style:family="text">
      <style:text-properties style:font-name="Times New Roman1" fo:font-style="normal" officeooo:rsid="006b8fda" style:font-style-asian="normal" style:font-style-complex="normal"/>
    </style:style>
    <style:style style:name="T30" style:family="text">
      <style:text-properties style:font-name="Times New Roman1" fo:font-style="normal" officeooo:rsid="006ce818" style:font-style-asian="normal" style:font-style-complex="normal"/>
    </style:style>
    <style:style style:name="T31" style:family="text">
      <style:text-properties style:font-name="Times New Roman1" fo:font-style="normal" officeooo:rsid="0072916f" style:font-style-asian="normal" style:font-style-complex="normal"/>
    </style:style>
    <style:style style:name="T32" style:family="text">
      <style:text-properties style:font-name="Times New Roman1" fo:font-style="normal" officeooo:rsid="00730d25" style:font-style-asian="normal" style:font-style-complex="normal"/>
    </style:style>
    <style:style style:name="T33" style:family="text">
      <style:text-properties style:font-name="Times New Roman1" fo:font-style="normal" officeooo:rsid="0074a8e9" style:font-style-asian="normal" style:font-style-complex="normal"/>
    </style:style>
    <style:style style:name="T34" style:family="text">
      <style:text-properties style:font-name="Times New Roman1" fo:font-style="normal" officeooo:rsid="007622a7" style:font-style-asian="normal" style:font-style-complex="normal"/>
    </style:style>
    <style:style style:name="T35" style:family="text">
      <style:text-properties style:font-name="Times New Roman1" fo:font-style="normal" officeooo:rsid="009cd193" style:font-style-asian="normal" style:font-style-complex="normal"/>
    </style:style>
    <style:style style:name="T36" style:family="text">
      <style:text-properties style:font-name="Times New Roman1" fo:font-style="normal" officeooo:rsid="00c295ee" style:font-style-asian="normal" style:font-style-complex="normal"/>
    </style:style>
    <style:style style:name="T37" style:family="text">
      <style:text-properties style:font-name="Times New Roman1" fo:font-style="normal" officeooo:rsid="00d9a604" style:font-style-asian="normal" style:font-style-complex="normal"/>
    </style:style>
    <style:style style:name="T38" style:family="text">
      <style:text-properties style:font-name="Times New Roman1" fo:language="en" fo:country="US" fo:font-style="normal" style:font-style-asian="normal" style:font-style-complex="normal"/>
    </style:style>
    <style:style style:name="T39" style:family="text">
      <style:text-properties style:font-name="Times New Roman1" fo:language="en" fo:country="US" fo:font-style="normal" officeooo:rsid="00137ce1" style:font-style-asian="normal" style:font-style-complex="normal"/>
    </style:style>
    <style:style style:name="T40" style:family="text">
      <style:text-properties style:font-name="Times New Roman1" fo:language="en" fo:country="US" fo:font-style="normal" officeooo:rsid="005a0742" style:font-style-asian="normal" style:font-style-complex="normal"/>
    </style:style>
    <style:style style:name="T41" style:family="text">
      <style:text-properties style:font-name="Times New Roman1" fo:language="en" fo:country="US" fo:font-style="normal" officeooo:rsid="005baa3f" style:font-style-asian="normal" style:font-style-complex="normal"/>
    </style:style>
    <style:style style:name="T42" style:family="text">
      <style:text-properties style:font-name="Times New Roman1" fo:language="en" fo:country="US" fo:font-style="normal" officeooo:rsid="005e8d02" style:font-style-asian="normal" style:font-style-complex="normal"/>
    </style:style>
    <style:style style:name="T43" style:family="text">
      <style:text-properties style:font-name="Times New Roman1" fo:language="en" fo:country="US" fo:font-style="normal" officeooo:rsid="005f587a" style:font-style-asian="normal" style:font-style-complex="normal"/>
    </style:style>
    <style:style style:name="T44" style:family="text">
      <style:text-properties style:font-name="Times New Roman1" fo:language="en" fo:country="US" fo:font-style="normal" officeooo:rsid="0060d7b2" style:font-style-asian="normal" style:font-style-complex="normal"/>
    </style:style>
    <style:style style:name="T45" style:family="text">
      <style:text-properties style:font-name="Times New Roman1" fo:language="en" fo:country="US" fo:font-style="normal" officeooo:rsid="0063c02d" style:font-style-asian="normal" style:font-style-complex="normal"/>
    </style:style>
    <style:style style:name="T46" style:family="text">
      <style:text-properties style:font-name="Times New Roman1" fo:language="en" fo:country="US" fo:font-style="normal" officeooo:rsid="0074a8e9" style:font-style-asian="normal" style:font-style-complex="normal"/>
    </style:style>
    <style:style style:name="T47" style:family="text">
      <style:text-properties style:font-name="Times New Roman1" fo:language="en" fo:country="US" fo:font-style="normal" officeooo:rsid="007f7b8a" style:font-style-asian="normal" style:font-style-complex="normal"/>
    </style:style>
    <style:style style:name="T48" style:family="text">
      <style:text-properties style:font-name="Times New Roman1" fo:language="en" fo:country="US" fo:font-style="normal" officeooo:rsid="008561f8" style:font-style-asian="normal" style:font-style-complex="normal"/>
    </style:style>
    <style:style style:name="T49" style:family="text">
      <style:text-properties style:font-name="Times New Roman1" fo:language="en" fo:country="US" fo:font-style="normal" officeooo:rsid="009a0650" style:font-style-asian="normal" style:font-style-complex="normal"/>
    </style:style>
    <style:style style:name="T50" style:family="text">
      <style:text-properties style:font-name="Times New Roman1" fo:language="en" fo:country="US" fo:font-style="normal" officeooo:rsid="009a634f" style:font-style-asian="normal" style:font-style-complex="normal"/>
    </style:style>
    <style:style style:name="T51" style:family="text">
      <style:text-properties style:font-name="Times New Roman1" fo:language="en" fo:country="US" fo:font-style="normal" officeooo:rsid="009add48" style:font-style-asian="normal" style:font-style-complex="normal"/>
    </style:style>
    <style:style style:name="T52" style:family="text">
      <style:text-properties style:font-name="Times New Roman1" fo:language="en" fo:country="US" fo:font-style="normal" officeooo:rsid="009d0314" style:font-style-asian="normal" style:font-style-complex="normal"/>
    </style:style>
    <style:style style:name="T53" style:family="text">
      <style:text-properties style:font-name="Times New Roman1" fo:language="en" fo:country="US" fo:font-style="normal" officeooo:rsid="00ba4064" style:font-style-asian="normal" style:font-style-complex="normal"/>
    </style:style>
    <style:style style:name="T54" style:family="text">
      <style:text-properties style:font-name="Times New Roman1" fo:language="en" fo:country="US" fo:font-style="normal" officeooo:rsid="00c295ee" style:font-style-asian="normal" style:font-style-complex="normal"/>
    </style:style>
    <style:style style:name="T55" style:family="text">
      <style:text-properties style:font-name="Times New Roman1" fo:language="en" fo:country="US" fo:font-style="normal" officeooo:rsid="00c2bd5b" style:font-style-asian="normal" style:font-style-complex="normal"/>
    </style:style>
    <style:style style:name="T56" style:family="text">
      <style:text-properties style:font-name="Times New Roman1" fo:language="en" fo:country="US" fo:font-style="normal" officeooo:rsid="00c65995" style:font-style-asian="normal" style:font-style-complex="normal"/>
    </style:style>
    <style:style style:name="T57" style:family="text">
      <style:text-properties style:font-name="Times New Roman1" fo:language="en" fo:country="US" fo:font-style="normal" officeooo:rsid="00c83397" style:font-style-asian="normal" style:font-style-complex="normal"/>
    </style:style>
    <style:style style:name="T58" style:family="text">
      <style:text-properties style:font-name="Times New Roman1" fo:language="en" fo:country="US" fo:font-style="normal" officeooo:rsid="00d9a604" style:font-style-asian="normal" style:font-style-complex="normal"/>
    </style:style>
    <style:style style:name="T59" style:family="text">
      <style:text-properties style:font-name="Times New Roman1" fo:language="en" fo:country="US" fo:font-style="normal" fo:font-weight="normal" officeooo:rsid="00441620" style:font-style-asian="normal" style:font-weight-asian="normal" style:font-style-complex="normal" style:font-weight-complex="normal"/>
    </style:style>
    <style:style style:name="T60" style:family="text">
      <style:text-properties style:font-name="Times New Roman1" fo:language="en" fo:country="US" fo:font-style="normal" fo:font-weight="normal" officeooo:rsid="00cd6684" style:font-style-asian="normal" style:font-weight-asian="normal" style:font-style-complex="normal" style:font-weight-complex="normal"/>
    </style:style>
    <style:style style:name="T61" style:family="text">
      <style:text-properties style:font-name="Times New Roman1" fo:language="en" fo:country="US" fo:font-style="normal" fo:font-weight="normal" officeooo:rsid="00d0cd67" style:font-style-asian="normal" style:font-weight-asian="normal" style:font-style-complex="normal" style:font-weight-complex="normal"/>
    </style:style>
    <style:style style:name="T62" style:family="text">
      <style:text-properties style:font-name="Times New Roman1" fo:language="en" fo:country="US" officeooo:rsid="0068fc4a"/>
    </style:style>
    <style:style style:name="T63" style:family="text">
      <style:text-properties style:font-name="Times New Roman1" fo:language="en" fo:country="US" officeooo:rsid="0085a946"/>
    </style:style>
    <style:style style:name="T64" style:family="text">
      <style:text-properties style:font-name="Times New Roman1" fo:language="en" fo:country="US" officeooo:rsid="0085d06b"/>
    </style:style>
    <style:style style:name="T65" style:family="text">
      <style:text-properties style:font-name="Times New Roman1" fo:language="en" fo:country="US" officeooo:rsid="0087ccb5"/>
    </style:style>
    <style:style style:name="T66" style:family="text">
      <style:text-properties style:font-name="Times New Roman1" fo:language="en" fo:country="US" officeooo:rsid="008884bb"/>
    </style:style>
    <style:style style:name="T67" style:family="text">
      <style:text-properties style:font-name="Times New Roman1" fo:language="en" fo:country="US" officeooo:rsid="008bdb46"/>
    </style:style>
    <style:style style:name="T68" style:family="text">
      <style:text-properties style:font-name="Times New Roman1" fo:language="en" fo:country="US" officeooo:rsid="0063c02d"/>
    </style:style>
    <style:style style:name="T69" style:family="text">
      <style:text-properties style:font-name="Times New Roman1" fo:language="en" fo:country="US" officeooo:rsid="0091893d"/>
    </style:style>
    <style:style style:name="T70" style:family="text">
      <style:text-properties style:font-name="Times New Roman1" fo:language="en" fo:country="US" officeooo:rsid="0096561f"/>
    </style:style>
    <style:style style:name="T71" style:family="text">
      <style:text-properties style:font-name="Times New Roman1" fo:language="en" fo:country="US" officeooo:rsid="00970367"/>
    </style:style>
    <style:style style:name="T72" style:family="text">
      <style:text-properties style:font-name="Times New Roman1" fo:language="en" fo:country="US" officeooo:rsid="0097e1d8"/>
    </style:style>
    <style:style style:name="T73" style:family="text">
      <style:text-properties style:font-name="Times New Roman1" fo:language="en" fo:country="US" officeooo:rsid="00984828"/>
    </style:style>
    <style:style style:name="T74" style:family="text">
      <style:text-properties style:font-name="Times New Roman1" fo:language="en" fo:country="US" officeooo:rsid="00a1d847" style:font-style-asian="normal" style:font-style-complex="normal"/>
    </style:style>
    <style:style style:name="T75" style:family="text">
      <style:text-properties style:font-name="Times New Roman1" fo:language="en" fo:country="US" officeooo:rsid="009e7c6d" style:font-style-asian="normal" style:font-style-complex="normal"/>
    </style:style>
    <style:style style:name="T76" style:family="text">
      <style:text-properties style:font-name="Times New Roman1" fo:language="en" fo:country="US" officeooo:rsid="00c295ee" style:font-style-asian="normal" style:font-style-complex="normal"/>
    </style:style>
    <style:style style:name="T77" style:family="text">
      <style:text-properties style:font-name="Times New Roman1" fo:language="en" fo:country="US" officeooo:rsid="00c295ee"/>
    </style:style>
    <style:style style:name="T78" style:family="text">
      <style:text-properties style:font-name="Times New Roman1" fo:language="en" fo:country="US" officeooo:rsid="00c83397"/>
    </style:style>
    <style:style style:name="T79" style:family="text">
      <style:text-properties style:font-name="Times New Roman1" officeooo:rsid="005f587a"/>
    </style:style>
    <style:style style:name="T80" style:family="text">
      <style:text-properties style:font-name="Times New Roman1" officeooo:rsid="008bdb46"/>
    </style:style>
    <style:style style:name="T81" style:family="text">
      <style:text-properties style:text-position="super 58%"/>
    </style:style>
    <style:style style:name="T82" style:family="text">
      <style:text-properties style:text-position="super 58%" style:font-name="Times New Roman1" fo:language="en" fo:country="US" fo:font-style="normal" officeooo:rsid="00137ce1" style:font-style-asian="normal" style:font-style-complex="normal"/>
    </style:style>
    <style:style style:name="T83" style:family="text">
      <style:text-properties style:text-position="super 58%" style:font-name="Times New Roman" fo:font-size="12pt" style:font-size-asian="12pt" style:font-name-complex="Times New Roman5" style:font-size-complex="12pt"/>
    </style:style>
    <style:style style:name="T84" style:family="text">
      <style:text-properties style:text-position="super 58%" style:text-overline-style="none" style:text-overline-color="font-color"/>
    </style:style>
    <style:style style:name="T85" style:family="text">
      <style:text-properties style:text-position="sub 58%" style:font-name="Times New Roman1" fo:language="en" fo:country="US" fo:font-style="normal" officeooo:rsid="0063c02d" style:font-style-asian="normal" style:font-style-complex="normal"/>
    </style:style>
    <style:style style:name="T86" style:family="text">
      <style:text-properties style:text-position="sub 58%" style:font-name="Times New Roman1" fo:language="en" fo:country="US" officeooo:rsid="0063c02d"/>
    </style:style>
    <style:style style:name="T87" style:family="text">
      <style:text-properties style:text-position="sub 58%" style:font-name="Times New Roman" fo:font-size="12pt" style:font-size-asian="12pt" style:font-name-complex="Times New Roman5" style:font-size-complex="12pt"/>
    </style:style>
    <style:style style:name="T88" style:family="text">
      <style:text-properties fo:language="en" fo:country="US"/>
    </style:style>
    <style:style style:name="T89" style:family="text">
      <style:text-properties fo:language="en" fo:country="US" fo:font-style="italic" officeooo:rsid="00082494" style:font-style-asian="italic" style:font-style-complex="italic"/>
    </style:style>
    <style:style style:name="T90" style:family="text">
      <style:text-properties fo:language="en" fo:country="US" fo:font-style="italic" officeooo:rsid="0047f444" style:font-style-asian="italic" style:font-style-complex="italic"/>
    </style:style>
    <style:style style:name="T91" style:family="text">
      <style:text-properties fo:language="en" fo:country="US" fo:font-style="italic" officeooo:rsid="00c295ee" style:font-style-asian="italic" style:font-style-complex="italic"/>
    </style:style>
    <style:style style:name="T92" style:family="text">
      <style:text-properties fo:language="en" fo:country="US" fo:font-style="italic" officeooo:rsid="00d49ac4" style:font-style-asian="italic" style:font-style-complex="italic"/>
    </style:style>
    <style:style style:name="T93" style:family="text">
      <style:text-properties fo:language="en" fo:country="US" fo:font-style="italic" fo:font-weight="normal" officeooo:rsid="00cd6684" style:font-style-asian="italic" style:font-weight-asian="normal" style:font-style-complex="italic" style:font-weight-complex="normal"/>
    </style:style>
    <style:style style:name="T94" style:family="text">
      <style:text-properties fo:language="en" fo:country="US" officeooo:rsid="00082494"/>
    </style:style>
    <style:style style:name="T95" style:family="text">
      <style:text-properties fo:language="en" fo:country="US" fo:font-style="normal" officeooo:rsid="001219b9" style:font-style-asian="normal" style:font-style-complex="normal"/>
    </style:style>
    <style:style style:name="T96" style:family="text">
      <style:text-properties fo:language="en" fo:country="US" fo:font-style="normal" officeooo:rsid="00307c19" style:font-style-asian="normal" style:font-style-complex="normal"/>
    </style:style>
    <style:style style:name="T97" style:family="text">
      <style:text-properties fo:language="en" fo:country="US" fo:font-style="normal" officeooo:rsid="0047f444" style:font-style-asian="normal" style:font-style-complex="normal"/>
    </style:style>
    <style:style style:name="T98" style:family="text">
      <style:text-properties fo:language="en" fo:country="US" fo:font-style="normal" officeooo:rsid="00137ce1" style:font-style-asian="normal" style:font-style-complex="normal"/>
    </style:style>
    <style:style style:name="T99" style:family="text">
      <style:text-properties fo:language="en" fo:country="US" fo:font-style="normal" officeooo:rsid="0048f9d1" style:font-style-asian="normal" style:font-style-complex="normal"/>
    </style:style>
    <style:style style:name="T100" style:family="text">
      <style:text-properties fo:language="en" fo:country="US" fo:font-style="normal" officeooo:rsid="0050fc23" style:font-style-asian="normal" style:font-style-complex="normal"/>
    </style:style>
    <style:style style:name="T101" style:family="text">
      <style:text-properties fo:language="en" fo:country="US" fo:font-style="normal" officeooo:rsid="00525425" style:font-style-asian="normal" style:font-style-complex="normal"/>
    </style:style>
    <style:style style:name="T102" style:family="text">
      <style:text-properties fo:language="en" fo:country="US" fo:font-style="normal" officeooo:rsid="00538061" style:font-style-asian="normal" style:font-style-complex="normal"/>
    </style:style>
    <style:style style:name="T103" style:family="text">
      <style:text-properties fo:language="en" fo:country="US" fo:font-style="normal" officeooo:rsid="0053fc24" style:font-style-asian="normal" style:font-style-complex="normal"/>
    </style:style>
    <style:style style:name="T104" style:family="text">
      <style:text-properties fo:language="en" fo:country="US" fo:font-style="normal" officeooo:rsid="005960fa" style:font-style-asian="normal" style:font-style-complex="normal"/>
    </style:style>
    <style:style style:name="T105" style:family="text">
      <style:text-properties fo:language="en" fo:country="US" fo:font-style="normal" officeooo:rsid="005a0742" style:font-style-asian="normal" style:font-style-complex="normal"/>
    </style:style>
    <style:style style:name="T106" style:family="text">
      <style:text-properties fo:language="en" fo:country="US" fo:font-style="normal" officeooo:rsid="007a30c4" style:font-style-asian="normal" style:font-style-complex="normal"/>
    </style:style>
    <style:style style:name="T107" style:family="text">
      <style:text-properties fo:language="en" fo:country="US" fo:font-style="normal" officeooo:rsid="007f7b8a" style:font-style-asian="normal" style:font-style-complex="normal"/>
    </style:style>
    <style:style style:name="T108" style:family="text">
      <style:text-properties fo:language="en" fo:country="US" fo:font-style="normal" officeooo:rsid="008e03a6" style:font-style-asian="normal" style:font-style-complex="normal"/>
    </style:style>
    <style:style style:name="T109" style:family="text">
      <style:text-properties fo:language="en" fo:country="US" fo:font-style="normal" officeooo:rsid="00a3a694" style:font-style-asian="normal" style:font-style-complex="normal"/>
    </style:style>
    <style:style style:name="T110" style:family="text">
      <style:text-properties fo:language="en" fo:country="US" fo:font-style="normal" officeooo:rsid="00ba4064" style:font-style-asian="normal" style:font-style-complex="normal"/>
    </style:style>
    <style:style style:name="T111" style:family="text">
      <style:text-properties fo:language="en" fo:country="US" fo:font-style="normal" officeooo:rsid="00c295ee" style:font-style-asian="normal" style:font-style-complex="normal"/>
    </style:style>
    <style:style style:name="T112" style:family="text">
      <style:text-properties fo:language="en" fo:country="US" fo:font-style="normal" officeooo:rsid="00d49ac4" style:font-style-asian="normal" style:font-style-complex="normal"/>
    </style:style>
    <style:style style:name="T113" style:family="text">
      <style:text-properties fo:language="en" fo:country="US" fo:font-style="normal" officeooo:rsid="00d6aa0a" style:font-style-asian="normal" style:font-style-complex="normal"/>
    </style:style>
    <style:style style:name="T114" style:family="text">
      <style:text-properties fo:language="en" fo:country="US" officeooo:rsid="0047f444"/>
    </style:style>
    <style:style style:name="T115" style:family="text">
      <style:text-properties fo:language="en" fo:country="US" officeooo:rsid="0011edea"/>
    </style:style>
    <style:style style:name="T116" style:family="text">
      <style:text-properties fo:language="en" fo:country="US" officeooo:rsid="0048f9d1"/>
    </style:style>
    <style:style style:name="T117" style:family="text">
      <style:text-properties fo:language="en" fo:country="US" officeooo:rsid="004be173"/>
    </style:style>
    <style:style style:name="T118" style:family="text">
      <style:text-properties fo:language="en" fo:country="US" officeooo:rsid="004f3a57"/>
    </style:style>
    <style:style style:name="T119" style:family="text">
      <style:text-properties fo:language="en" fo:country="US" officeooo:rsid="00503845"/>
    </style:style>
    <style:style style:name="T120" style:family="text">
      <style:text-properties fo:language="en" fo:country="US" officeooo:rsid="0050fc23"/>
    </style:style>
    <style:style style:name="T121" style:family="text">
      <style:text-properties fo:language="en" fo:country="US" officeooo:rsid="00538061"/>
    </style:style>
    <style:style style:name="T122" style:family="text">
      <style:text-properties fo:language="en" fo:country="US" officeooo:rsid="0053fc24"/>
    </style:style>
    <style:style style:name="T123" style:family="text">
      <style:text-properties fo:language="en" fo:country="US" officeooo:rsid="0056f08c"/>
    </style:style>
    <style:style style:name="T124" style:family="text">
      <style:text-properties fo:language="en" fo:country="US" officeooo:rsid="005cc74a"/>
    </style:style>
    <style:style style:name="T125" style:family="text">
      <style:text-properties fo:language="en" fo:country="US" officeooo:rsid="00669c7d"/>
    </style:style>
    <style:style style:name="T126" style:family="text">
      <style:text-properties fo:language="en" fo:country="US" officeooo:rsid="008e03a6"/>
    </style:style>
    <style:style style:name="T127" style:family="text">
      <style:text-properties fo:language="en" fo:country="US" officeooo:rsid="00945ee4"/>
    </style:style>
    <style:style style:name="T128" style:family="text">
      <style:text-properties fo:language="en" fo:country="US" officeooo:rsid="009a0650"/>
    </style:style>
    <style:style style:name="T129" style:family="text">
      <style:text-properties fo:language="en" fo:country="US" officeooo:rsid="00a1aed0"/>
    </style:style>
    <style:style style:name="T130" style:family="text">
      <style:text-properties fo:language="en" fo:country="US" officeooo:rsid="00a1d847"/>
    </style:style>
    <style:style style:name="T131" style:family="text">
      <style:text-properties fo:language="en" fo:country="US" officeooo:rsid="00a63bd6"/>
    </style:style>
    <style:style style:name="T132" style:family="text">
      <style:text-properties fo:language="en" fo:country="US" officeooo:rsid="00a83152"/>
    </style:style>
    <style:style style:name="T133" style:family="text">
      <style:text-properties fo:language="en" fo:country="US" officeooo:rsid="00a96f7c"/>
    </style:style>
    <style:style style:name="T134" style:family="text">
      <style:text-properties fo:language="en" fo:country="US" officeooo:rsid="00aaff04"/>
    </style:style>
    <style:style style:name="T135" style:family="text">
      <style:text-properties fo:language="en" fo:country="US" officeooo:rsid="00ac8068"/>
    </style:style>
    <style:style style:name="T136" style:family="text">
      <style:text-properties fo:language="en" fo:country="US" officeooo:rsid="00add75d"/>
    </style:style>
    <style:style style:name="T137" style:family="text">
      <style:text-properties fo:language="en" fo:country="US" officeooo:rsid="00ae6080"/>
    </style:style>
    <style:style style:name="T138" style:family="text">
      <style:text-properties fo:language="en" fo:country="US" officeooo:rsid="00afddbf"/>
    </style:style>
    <style:style style:name="T139" style:family="text">
      <style:text-properties fo:language="en" fo:country="US" officeooo:rsid="00440d27"/>
    </style:style>
    <style:style style:name="T140" style:family="text">
      <style:text-properties fo:language="en" fo:country="US" officeooo:rsid="00b07230"/>
    </style:style>
    <style:style style:name="T141" style:family="text">
      <style:text-properties fo:language="en" fo:country="US" officeooo:rsid="00b09626"/>
    </style:style>
    <style:style style:name="T142" style:family="text">
      <style:text-properties fo:language="en" fo:country="US" officeooo:rsid="00b12ec6"/>
    </style:style>
    <style:style style:name="T143" style:family="text">
      <style:text-properties fo:language="en" fo:country="US" officeooo:rsid="00b228d8"/>
    </style:style>
    <style:style style:name="T144" style:family="text">
      <style:text-properties fo:language="en" fo:country="US" officeooo:rsid="00b5ebc7"/>
    </style:style>
    <style:style style:name="T145" style:family="text">
      <style:text-properties fo:language="en" fo:country="US" officeooo:rsid="00b11eba"/>
    </style:style>
    <style:style style:name="T146" style:family="text">
      <style:text-properties fo:language="en" fo:country="US" officeooo:rsid="00b60f78"/>
    </style:style>
    <style:style style:name="T147" style:family="text">
      <style:text-properties fo:language="en" fo:country="US" officeooo:rsid="00b8a9f2"/>
    </style:style>
    <style:style style:name="T148" style:family="text">
      <style:text-properties fo:language="en" fo:country="US" officeooo:rsid="00ba4064"/>
    </style:style>
    <style:style style:name="T149" style:family="text">
      <style:text-properties fo:language="en" fo:country="US" officeooo:rsid="00be639b"/>
    </style:style>
    <style:style style:name="T150" style:family="text">
      <style:text-properties fo:language="en" fo:country="US" officeooo:rsid="00c295ee"/>
    </style:style>
    <style:style style:name="T151" style:family="text">
      <style:text-properties fo:language="en" fo:country="US" officeooo:rsid="00c31d5c"/>
    </style:style>
    <style:style style:name="T152" style:family="text">
      <style:text-properties fo:language="en" fo:country="US" officeooo:rsid="00c65995"/>
    </style:style>
    <style:style style:name="T153" style:family="text">
      <style:text-properties fo:language="en" fo:country="US" officeooo:rsid="00c7ac7f"/>
    </style:style>
    <style:style style:name="T154" style:family="text">
      <style:text-properties fo:language="en" fo:country="US" officeooo:rsid="00c83397"/>
    </style:style>
    <style:style style:name="T155" style:family="text">
      <style:text-properties fo:language="en" fo:country="US" officeooo:rsid="00c913c8"/>
    </style:style>
    <style:style style:name="T156" style:family="text">
      <style:text-properties fo:language="en" fo:country="US" officeooo:rsid="00bd14d1"/>
    </style:style>
    <style:style style:name="T157" style:family="text">
      <style:text-properties fo:language="en" fo:country="US" fo:font-weight="bold" style:font-weight-asian="bold" style:font-weight-complex="bold"/>
    </style:style>
    <style:style style:name="T158" style:family="text">
      <style:text-properties fo:language="en" fo:country="US" fo:font-weight="bold" officeooo:rsid="00cd6684" style:font-weight-asian="bold" style:font-weight-complex="bold"/>
    </style:style>
    <style:style style:name="T159" style:family="text">
      <style:text-properties fo:language="en" fo:country="US" fo:font-weight="bold" officeooo:rsid="00cea308" style:font-weight-asian="bold" style:font-weight-complex="bold"/>
    </style:style>
    <style:style style:name="T160" style:family="text">
      <style:text-properties fo:language="en" fo:country="US" fo:font-weight="normal" style:font-weight-asian="normal" style:font-weight-complex="normal"/>
    </style:style>
    <style:style style:name="T161" style:family="text">
      <style:text-properties fo:language="en" fo:country="US" fo:font-weight="normal" officeooo:rsid="00ccfc61" style:font-weight-asian="normal" style:font-weight-complex="normal"/>
    </style:style>
    <style:style style:name="T162" style:family="text">
      <style:text-properties fo:language="en" fo:country="US" fo:font-weight="normal" officeooo:rsid="00cd6684" style:font-weight-asian="normal" style:font-weight-complex="normal"/>
    </style:style>
    <style:style style:name="T163" style:family="text">
      <style:text-properties fo:language="en" fo:country="US" fo:font-weight="normal" officeooo:rsid="00cea308" style:font-weight-asian="normal" style:font-weight-complex="normal"/>
    </style:style>
    <style:style style:name="T164" style:family="text">
      <style:text-properties fo:language="en" fo:country="US" fo:font-weight="normal" officeooo:rsid="00d0cd67" style:font-weight-asian="normal" style:font-weight-complex="normal"/>
    </style:style>
    <style:style style:name="T165" style:family="text">
      <style:text-properties fo:language="en" fo:country="US" fo:font-weight="normal" officeooo:rsid="00d12456" style:font-weight-asian="normal" style:font-weight-complex="normal"/>
    </style:style>
    <style:style style:name="T166" style:family="text">
      <style:text-properties fo:language="en" fo:country="US" fo:font-weight="normal" officeooo:rsid="00d9a604" style:font-weight-asian="normal" style:font-weight-complex="normal"/>
    </style:style>
    <style:style style:name="T167" style:family="text">
      <style:text-properties fo:language="en" fo:country="US" officeooo:rsid="00d12456"/>
    </style:style>
    <style:style style:name="T168" style:family="text">
      <style:text-properties fo:language="en" fo:country="US" officeooo:rsid="00d1e4da"/>
    </style:style>
    <style:style style:name="T169" style:family="text">
      <style:text-properties fo:language="en" fo:country="US" officeooo:rsid="00d2106f"/>
    </style:style>
    <style:style style:name="T170" style:family="text">
      <style:text-properties fo:language="en" fo:country="US" officeooo:rsid="00d2c457"/>
    </style:style>
    <style:style style:name="T171" style:family="text">
      <style:text-properties fo:language="en" fo:country="US" officeooo:rsid="00d41f9b"/>
    </style:style>
    <style:style style:name="T172" style:family="text">
      <style:text-properties fo:language="en" fo:country="US" officeooo:rsid="00d49ac4"/>
    </style:style>
    <style:style style:name="T173" style:family="text">
      <style:text-properties fo:language="en" fo:country="US" officeooo:rsid="00d628e7"/>
    </style:style>
    <style:style style:name="T174" style:family="text">
      <style:text-properties fo:language="en" fo:country="US" officeooo:rsid="00d6aa0a"/>
    </style:style>
    <style:style style:name="T175" style:family="text">
      <style:text-properties fo:language="en" fo:country="US" officeooo:rsid="00d840ed"/>
    </style:style>
    <style:style style:name="T176" style:family="text">
      <style:text-properties fo:language="en" fo:country="US" officeooo:rsid="00d88b11"/>
    </style:style>
    <style:style style:name="T177" style:family="text">
      <style:text-properties fo:language="en" fo:country="US" officeooo:rsid="00d9a604"/>
    </style:style>
    <style:style style:name="T178" style:family="text">
      <style:text-properties officeooo:rsid="00441620"/>
    </style:style>
    <style:style style:name="T179" style:family="text">
      <style:text-properties officeooo:rsid="0045f804"/>
    </style:style>
    <style:style style:name="T180" style:family="text">
      <style:text-properties officeooo:rsid="0048f9d1"/>
    </style:style>
    <style:style style:name="T181" style:family="text">
      <style:text-properties officeooo:rsid="00538061"/>
    </style:style>
    <style:style style:name="T182" style:family="text">
      <style:text-properties officeooo:rsid="00586c73"/>
    </style:style>
    <style:style style:name="T183" style:family="text">
      <style:text-properties officeooo:rsid="005e8d02"/>
    </style:style>
    <style:style style:name="T184" style:family="text">
      <style:text-properties officeooo:rsid="007191db"/>
    </style:style>
    <style:style style:name="T185" style:family="text">
      <style:text-properties officeooo:rsid="00730d25"/>
    </style:style>
    <style:style style:name="T186" style:family="text">
      <style:text-properties style:font-name-asian="DejaVu Sans Mono" style:font-name-complex="Lohit Hindi3"/>
    </style:style>
    <style:style style:name="T187" style:family="text">
      <style:text-properties officeooo:rsid="00336bf2" style:font-name-asian="DejaVu Sans Mono" style:font-name-complex="Lohit Hindi3"/>
    </style:style>
    <style:style style:name="T188" style:family="text">
      <style:text-properties officeooo:rsid="00730d25" style:font-name-asian="DejaVu Sans Mono" style:font-name-complex="Lohit Hindi3"/>
    </style:style>
    <style:style style:name="T189" style:family="text">
      <style:text-properties officeooo:rsid="005960fa" style:font-name-asian="DejaVu Sans Mono" style:font-name-complex="Lohit Hindi3"/>
    </style:style>
    <style:style style:name="T190" style:family="text">
      <style:text-properties officeooo:rsid="0089f2bb"/>
    </style:style>
    <style:style style:name="T191" style:family="text">
      <style:text-properties fo:font-variant="normal" fo:text-transform="none" style:text-position="0% 100%" fo:font-style="normal" style:text-underline-style="none" fo:font-weight="normal"/>
    </style:style>
    <style:style style:name="T192" style:family="text">
      <style:text-properties fo:font-variant="normal" fo:text-transform="none" style:text-position="0% 100%" style:text-underline-style="none" fo:font-weight="normal"/>
    </style:style>
    <style:style style:name="T193" style:family="text">
      <style:text-properties fo:font-variant="normal" fo:text-transform="none" style:text-position="0% 100%" fo:language="en" fo:country="US" fo:font-style="normal" style:text-underline-style="none" fo:font-weight="normal" officeooo:rsid="00b09626"/>
    </style:style>
    <style:style style:name="T194" style:family="text">
      <style:text-properties officeooo:rsid="009cd193"/>
    </style:style>
    <style:style style:name="T195" style:family="text">
      <style:text-properties officeooo:rsid="009d0314"/>
    </style:style>
    <style:style style:name="T196" style:family="text">
      <style:text-properties officeooo:rsid="00440d27"/>
    </style:style>
    <style:style style:name="T197" style:family="text">
      <style:text-properties officeooo:rsid="00a30e88"/>
    </style:style>
    <style:style style:name="T198" style:family="text">
      <style:text-properties officeooo:rsid="00b2b64c"/>
    </style:style>
    <style:style style:name="T199" style:family="text">
      <style:text-properties officeooo:rsid="00b7725a"/>
    </style:style>
    <style:style style:name="T200" style:family="text">
      <style:text-properties fo:font-weight="bold" officeooo:rsid="00441620" style:font-weight-asian="bold" style:font-weight-complex="bold"/>
    </style:style>
    <style:style style:name="T201" style:family="text">
      <style:text-properties officeooo:rsid="00c0f8c6"/>
    </style:style>
    <style:style style:name="T202" style:family="text">
      <style:text-properties officeooo:rsid="00c15475"/>
    </style:style>
    <style:style style:name="T203" style:family="text">
      <style:text-properties officeooo:rsid="00c295ee"/>
    </style:style>
    <style:style style:name="T204" style:family="text">
      <style:text-properties officeooo:rsid="00c2bd5b"/>
    </style:style>
    <style:style style:name="T205" style:family="text">
      <style:text-properties officeooo:rsid="00c31d5c"/>
    </style:style>
    <style:style style:name="T206" style:family="text">
      <style:text-properties officeooo:rsid="00c4dd47"/>
    </style:style>
    <style:style style:name="T207" style:family="text">
      <style:text-properties officeooo:rsid="00cd6684"/>
    </style:style>
    <style:style style:name="T208" style:family="text">
      <style:text-properties officeooo:rsid="00d88b11"/>
    </style:style>
    <style:style style:name="T209" style:family="text">
      <style:text-properties officeooo:rsid="00d9a604"/>
    </style:style>
    <style:style style:name="T210"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Cantarell"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itle</text:h>
      <text:p text:style-name="P2"><text:span text:style-name="T156">Psychometrics Properties</text:span><text:span text:style-name="T139"> of the Brazilian Portuguese version of the Readiness to Change Questionnaire – RCQ-</text:span><text:span text:style-name="T116">BR</text:span><text:span text:style-name="T139">.</text:span></text:p>
      <text:h text:style-name="Heading_20_1" text:outline-level="1"><text:span text:style-name="T139">A</text:span><text:span text:style-name="T88">uthors</text:span></text:h>
      <text:p text:style-name="P65">Henrique Pinto Gomide<text:span text:style-name="T84">1</text:span>, André Luiz Monezi Andrade<text:span text:style-name="T81">2</text:span>, Laisa Marcorela Andreoli Sartes<text:span text:style-name="T81">1</text:span>, Fernando <text:s/>Antonio Basile Colugnati<text:span text:style-name="T81">3</text:span>, Leornardo Fernandes Martins<text:span text:style-name="T81">1</text:span>, Roseli Boerngen de Lacerda<text:span text:style-name="T81">4</text:span>, Maria Lucia Oliveira Souza-Formigoni<text:span text:style-name="T81">1</text:span>, Telmo Mota Ronzani<text:span text:style-name="T81">3</text:span>, on behalf of the WHO e-health project on Alcohol and Health Investigators Group*</text:p>
      <text:p text:style-name="P65"><text:s text:c="2"/></text:p>
      <text:p text:style-name="P65">1.Departamento de Psicologia. Universidade Federal de Juiz de Fora, Juiz de Fora, Brazil. Email:henriquepgomide@gmail.com; tm.ronzani@gmail.com, laisa.sartes@gmail.com, leomartinsjf@gmail.com,</text:p>
      <text:p text:style-name="P65">2.Unidade de Dependência de Drogas. Departamento de Psicobiologia. Escola Paulista de Medicina, Universidade Federal de São Paulo- São Paulo, Brazil. Email: </text:p>
      <text:p text:style-name="P65">andremonezi@gmail.com, mlosformigoni@unifesp.br <text:s/></text:p>
      <text:p text:style-name="P65">3. Departamento Estágio Médica. Faculdade de Medicina. Universidade Federal de Juiz de Fora. E-mail: fcolugnati@gmail.com</text:p>
      <text:p text:style-name="P65">4.Departamento de Farmacologia, Setor de Ciências Biológicas, Centro Politécnico </text:p>
      <text:p text:style-name="P65">Universidade Federal do Paraná, Curitiba, Brazil. Email: boerngen@gmail.com <text:s/></text:p>
      <text:p text:style-name="P67"/>
      <text:p text:style-name="P67"><text:span text:style-name="T12">* WHO e-health project on Alcohol and Health Investigators Group:</text:span><text:span text:style-name="T11"> Isidora Vromans</text:span><text:span text:style-name="T83">1</text:span><text:span text:style-name="T11">, Vladimir Poznyak</text:span><text:span text:style-name="T83">1</text:span><text:span text:style-name="T11">, Gearoid Fitzmaurice</text:span><text:span text:style-name="T83">1</text:span><text:span text:style-name="T11">, Dag Rekve1, Katherina Martin Abello</text:span><text:span text:style-name="T83">2</text:span><text:span text:style-name="T11">, Jeannet Kramer</text:span><text:span text:style-name="T83">2</text:span><text:span text:style-name="T11">,Iris Rosier</text:span><text:span text:style-name="T83">2</text:span><text:span text:style-name="T11">, Marcela Tiburcio Sainz</text:span><text:span text:style-name="T83">3</text:span><text:span text:style-name="T11">, Maria Asunción Lara</text:span><text:span text:style-name="T83">3</text:span><text:span text:style-name="T11">,</text:span><text:span text:style-name="T87"> </text:span><text:span text:style-name="T11">André Luiz Monezi Andrade</text:span><text:span text:style-name="T83">4</text:span><text:span text:style-name="T11">, Maria Lucia Oliveira Souza-Formigoni4,Roseli Boerngen de Lacerda</text:span><text:span text:style-name="T83">5</text:span><text:span text:style-name="T11">, Henrique Pinto Gomide</text:span><text:span text:style-name="T83">6</text:span><text:span text:style-name="T11">, Telmo Mota Ronzani</text:span><text:span text:style-name="T83">6</text:span><text:span text:style-name="T11">, Laisa Marcorela Andreoli Sartes</text:span><text:span text:style-name="T83">6</text:span><text:span text:style-name="T11">, Leonardo Fernandes Martins</text:span><text:span text:style-name="T83">6</text:span><text:span text:style-name="T11">, Denis Padruchny</text:span><text:span text:style-name="T83">7</text:span><text:span text:style-name="T11">, Atul Ambekar</text:span><text:span text:style-name="T83">8</text:span><text:span text:style-name="T11">, Anubha Dhal</text:span><text:span text:style-name="T83">8</text:span><text:span text:style-name="T11">, Deepak Yadav</text:span><text:span text:style-name="T83">8</text:span><text:span text:style-name="T11">, Yatan Pal Singh</text:span><text:span text:style-name="T83">8</text:span><text:span text:style-name="T11">, Michael P Schaub</text:span><text:span text:style-name="T83">9</text:span></text:p>
      <text:p text:style-name="P68"/>
      <text:p text:style-name="P68"><text:span text:style-name="T11">1. WHO Department of Mental Health and Substance Abuse, Gevena, Swizerland. Email: isyvromans@hotmail.com, poznyakv@who.int, fitzmauriceg@who.int, RekveD@who.int </text:span></text:p>
      <text:p text:style-name="P64"><text:span text:style-name="T11">2. Trimbos Instituut – Institute of Mental Health and Addiction, Amsterdam, Netherlands. Email: KMartinAbello@trimbos.nl, jkramer@trimbos.nl , IRosier@trimbos.nl </text:span></text:p>
      <text:p text:style-name="P64"><text:span text:style-name="T11">3. Instituto Nacional de Psiquiatría Ramón de la Fuente Muñiz, Mexico City, Mexico. Email: tibsam@imp.edu.mx, laracan@imp.edu.mx</text:span></text:p>
      <text:p text:style-name="P64"><text:span text:style-name="T11">4. Unidade de Dependência de Drogas. Departamento de Psicobiologia. Escola Paulista de Medicina, Universidade Federal de São Paulo- São Paulo, Brazil. Email: andremonezi@gmail.com, </text:span><text:soft-page-break/><text:span text:style-name="T11">mlosformigoni@unifesp.br <text:s/></text:span></text:p>
      <text:p text:style-name="P64"><text:span text:style-name="T11">5. Departamento de Farmacologia, Setor de Ciências Biológicas, Centro Politécnico Universidade Federal do Paraná, Curitiba, Brazil. Email: boerngen@gmail.com <text:s/></text:span></text:p>
      <text:p text:style-name="P68"><text:span text:style-name="T11">6. Departamento de Psicologia. Universidade Federal de Juiz de Fora, Juiz de Fora, Brazil. Email:henriquepgomide@gmail.com; tm.ronzani@gmail.com, laisa.sartes@gmail.com, leomartinsjf@gmail.com, <text:s/></text:span></text:p>
      <text:p text:style-name="P68"><text:span text:style-name="T11">7. Information and Training Centre of Belarusian Psychiatric Associaton, Minsk, Belarus. Email: dnspdr@gmail.com</text:span></text:p>
      <text:p text:style-name="P68"><text:span text:style-name="T11">8. National Drug Dependence Treatment Centre (NDDTC), All India Institute of Medical Sciences. New Deli, India. Email: atul.ambekar@gmail.com, anubha.dhal@gmail.com, ydeepakaiims@gmail.com, ypsbalhara@gmail.com</text:span></text:p>
      <text:p text:style-name="P68"><text:span text:style-name="T11">9. Swiss Research Institute for Public Health and Addiction ISGF. Zurich University and a WHO Collaborating Centre. Zurich, Switzerland. Email: michael.schaub@isgf.uzh.ch</text:span></text:p>
      <text:p text:style-name="P66"/>
      <text:p text:style-name="P65"><text:s text:c="2"/></text:p>
      <text:h text:style-name="P73" text:outline-level="1">Abstract</text:h>
      <text:p text:style-name="P3"><text:span text:style-name="T157">Introduction</text:span><text:span text:style-name="T88"> - The stage of changes model is one of the most popular models used for changing health related behaviors. The Readiness do Change Questionnaire (RCQ-12) was created and validated in order to assist clinicians in classifying </text:span><text:span text:style-name="T177">their </text:span><text:span text:style-name="T88">patients into the stages of change. Although many validation studies have been conducted, the factorial structure of the instrument is still not well established and no validation studies were conducted </text:span><text:span text:style-name="T177">on</text:span><text:span text:style-name="T88"> the Portuguese version. </text:span><text:span text:style-name="T157">Aims</text:span><text:span text:style-name="T160"> –</text:span><text:span text:style-name="T164">T</text:span><text:span text:style-name="T160">o evaluate the psychometric properties of the Brazilian version of the RCQ-12; to compare the factorial structure with models proposed by previous studies; and to create a score that can be used in future studies. </text:span><text:span text:style-name="T158">Methods – </text:span><text:span text:style-name="T162">We conducted exploratory and confirmatory factorial analysis.</text:span><text:span text:style-name="T160"> </text:span><text:span text:style-name="T162">Six hundred, forty-one participants were recruited </text:span><text:span text:style-name="T165">from</text:span><text:span text:style-name="T162"> the Brazilian version of the web-based intervention “</text:span><text:span text:style-name="T93">Beber Menos</text:span><text:span text:style-name="T162">” (Drinkless) and filled out the RCQ-12, AUDIT and demographics. </text:span><text:span text:style-name="T157">Results – </text:span><text:span text:style-name="T162">The average age of participants was </text:span><text:span text:style-name="T59">39.5 </text:span><text:span text:style-name="T60">(</text:span><text:span text:style-name="T61">SD </text:span><text:span text:style-name="T2">±</text:span><text:span text:style-name="T6"> 10.</text:span><text:span text:style-name="T7">3</text:span><text:span text:style-name="T6">) </text:span><text:span text:style-name="T8">years, 51.6% were males, </text:span><text:span text:style-name="T9">and the sample was classified</text:span><text:span text:style-name="T8"> </text:span><text:span text:style-name="T9">by AUDIT scores as: </text:span><text:span text:style-name="T8">34.2% low-risk, 31.3% </text:span><text:span text:style-name="T9">suggestive dependence, 23.4% at risk, and 11.1% at high risk.</text:span><text:span text:style-name="T8"> </text:span><text:span text:style-name="T6">.</text:span><text:span text:style-name="T161">All confirmatory models had poor fitness indexes: one-factor: CFI = .720, RMSA = .196; two-factor: CFI = .815, RMSA = .161; Three-factor uncorrelated: CFI = .</text:span><text:span text:style-name="T162">568</text:span><text:span text:style-name="T161">, RMSA = .</text:span><text:span text:style-name="T162">238</text:span><text:span text:style-name="T161">. </text:span><text:span text:style-name="T162">The model created with 4 items had satisfactory indexes: .CFI = .998; RMSA = .045. </text:span><text:span text:style-name="T158">Conclusion</text:span><text:span text:style-name="T159">s</text:span><text:span text:style-name="T158"> – </text:span><text:span text:style-name="T163">We found that the RCQ-12 </text:span><text:span text:style-name="T166">was</text:span><text:span text:style-name="T163"> not a useful </text:span><text:span text:style-name="T165">instrument</text:span><text:span text:style-name="T163"> to classify users into the stages of change model, but </text:span><text:span text:style-name="T166">we provided a score using four items which may be used </text:span><text:span text:style-name="T163">as a predictor in </text:span><text:span text:style-name="T166">further studies</text:span><text:span text:style-name="T163">.</text:span></text:p>
      <text:h text:style-name="P74" text:outline-level="1">Introduction</text:h>
      <text:p text:style-name="Text_20_body"><text:span text:style-name="T131">The stages of change model proposed by Prochaska and DiClemente </text:span><text:reference-mark-start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31">(1982)</text:span><text:reference-mark-end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31"> </text:span><text:span text:style-name="T175">is</text:span><text:span text:style-name="T131"> one of the most popular </text:span><text:span text:style-name="T147">models </text:span><text:span text:style-name="T131">to </text:span><text:span text:style-name="T132">change health related behaviors, </text:span><text:span text:style-name="T133">including alcohol abuse </text:span><text:span text:style-name="T167">and misuse </text:span><text:reference-mark-start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32">(Norcross, Krebs, &amp; Prochaska, 2011)</text:span><text:reference-mark-end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31">. </text:span><text:span text:style-name="T133">Prochaska and DiClemente </text:span><text:span text:style-name="T153">(1982) </text:span><text:span text:style-name="T133">propose</text:span><text:span text:style-name="T141">d</text:span><text:span text:style-name="T133"> a series of stages that change over </text:span><text:span text:style-name="T172">the </text:span><text:span text:style-name="T133">time: precontemplation, contemplation, preparation, action and maintenance. Precontemplation </text:span><text:span text:style-name="T134">is the stage </text:span><text:span text:style-name="T167">in </text:span><text:span text:style-name="T134">which patients are not seeking any behavior modification. Contemplation is the stage </text:span><text:span text:style-name="T167">in </text:span><text:span text:style-name="T134">which the patients are aware of their problems but are not committed to change. Preparation is the stage </text:span><text:span text:style-name="T167">in </text:span><text:span text:style-name="T134">which the patients plan to take action and are making some minor behavior changes. Action is the stage </text:span><text:span text:style-name="T167">in </text:span><text:span text:style-name="T134">which the patients modify behaviors to solve their health problem</text:span><text:span text:style-name="T135">s</text:span><text:span text:style-name="T134">. </text:span><text:span text:style-name="T136">Maintenance is the stage </text:span><text:span text:style-name="T167">in </text:span><text:span text:style-name="T136">which the patients work to avoid relapse and keep </text:span><text:span text:style-name="T172">up</text:span><text:span text:style-name="T136"> the modified behavior accomplished in the action stage.</text:span></text:p>
      <text:p text:style-name="P16"><text:span text:style-name="T136">Some instruments were </text:span><text:span text:style-name="T167">designed</text:span><text:span text:style-name="T136"> to assist clinicians</text:span><text:span text:style-name="T141"> </text:span><text:span text:style-name="T167">in </text:span><text:span text:style-name="T141">classifying</text:span><text:span text:style-name="T136"> their patients </text:span><text:span text:style-name="T167">according to the motivation stages</text:span><text:span text:style-name="T136"> such as Readiness to Change Questionnaire - </text:span><text:span text:style-name="T137">RCQ</text:span><text:span text:style-name="T136"> </text:span><text:reference-mark-start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36">(Rollnick, Heather, Gold, &amp; Hall, 1992)</text:span><text:reference-mark-end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36">, the Stages of Change Readiness and Treatment Eagerness Scale - </text:span><text:span text:style-name="T137">SOCRATES</text:span><text:span text:style-name="T136"> </text:span><text:reference-mark-start text:name="ZOTERO_ITEM CSL_CITATION {&quot;citationID&quot;:&quot;2au57742a5&quot;,&quot;properties&quot;:{&quot;formattedCitation&quot;:&quot;(Miller &amp; Scott, 1996)&quot;,&quot;plainCitation&quot;:&quot;(Miller &amp; Scott, 1996)&quot;},&quot;citationItems&quot;:[{&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osjtsoEGhb"/><text:span text:style-name="T136">(Miller &amp; Scott, 1996)</text:span><text:reference-mark-end text:name="ZOTERO_ITEM CSL_CITATION {&quot;citationID&quot;:&quot;2au57742a5&quot;,&quot;properties&quot;:{&quot;formattedCitation&quot;:&quot;(Miller &amp; Scott, 1996)&quot;,&quot;plainCitation&quot;:&quot;(Miller &amp; Scott, 1996)&quot;},&quot;citationItems&quot;:[{&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osjtsoEGhb"/><text:span text:style-name="T136">, and the </text:span><text:span text:style-name="T137">Rhode Island Change Assessment – URICA </text:span><text:reference-mark-start text:name="ZOTERO_ITEM CSL_CITATION {&quot;citationID&quot;:&quot;1og8bfoa47&quot;,&quot;properties&quot;:{&quot;formattedCitation&quot;:&quot;(McConnaughy, DiClemente, Prochaska, &amp; Velicer, 1989)&quot;,&quot;plainCitation&quot;:&quot;(McConnaughy, DiClemente, Prochaska, &amp; Velicer, 1989)&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EwFv2BiWGE"/><text:span text:style-name="T137">(McConnaughy, DiClemente, Prochaska, &amp; Velicer, 1989)</text:span><text:reference-mark-end text:name="ZOTERO_ITEM CSL_CITATION {&quot;citationID&quot;:&quot;1og8bfoa47&quot;,&quot;properties&quot;:{&quot;formattedCitation&quot;:&quot;(McConnaughy, DiClemente, Prochaska, &amp; Velicer, 1989)&quot;,&quot;plainCitation&quot;:&quot;(McConnaughy, DiClemente, Prochaska, &amp; Velicer, 1989)&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EwFv2BiWGE"/><text:span text:style-name="T137">. The Readiness to Change Questionnaire is the shortest scale to assess </text:span><text:span text:style-name="T173">R</text:span><text:span text:style-name="T137">eadiness to </text:span><text:span text:style-name="T173">C</text:span><text:span text:style-name="T137">hange with 12 items and </text:span><text:span text:style-name="T173">it</text:span><text:span text:style-name="T137"> ha</text:span><text:span text:style-name="T173">s</text:span><text:span text:style-name="T137"> shown </text:span><text:span text:style-name="T144">reasonable</text:span><text:span text:style-name="T137"> psychometric properties </text:span><text:reference-mark-start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191">(Budd &amp; Rollnick, 1996; Defuentes-Merillas, Dejong, &amp; Schippers, 2002; Forsberg, Ekman, Halldin, &amp; Rönnberg, 2004; Forsberg et al., 2004; Heather, Rollnick, &amp; Bell, 1993; Napper et al., 2008; Rodríguez-Martos et al., 2000; Rollnick et al., 1992)</text:span><text:reference-mark-end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137">.</text:span></text:p>
      <text:p text:style-name="Text_20_body"><text:span text:style-name="T145">One of the problems of </text:span><text:span text:style-name="T147">the </text:span><text:span text:style-name="T145">RCQ is its </text:span><text:span text:style-name="T147">non-well established </text:span><text:span text:style-name="T145">factor structure. </text:span><text:span text:style-name="T143">Different studies have identified different number of components </text:span><text:span text:style-name="T168">or factors</text:span><text:span text:style-name="T143">.</text:span><text:span text:style-name="T145"> Using a principal components approach, Rollnick et al. </text:span><text:reference-mark-start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45">(1992)</text:span><text:reference-mark-end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45"> and Rodríguez-Martos et al. </text:span><text:reference-mark-start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45">(2000)</text:span><text:reference-mark-end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45"> found a three component structure. </text:span><text:span text:style-name="T168">This structure </text:span><text:span text:style-name="T145">was not confirmed by studies </text:span><text:span text:style-name="T168">of</text:span><text:span text:style-name="T145"> Hannöver et al </text:span><text:reference-mark-start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45">(2002)</text:span><text:reference-mark-end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45"> and Defuentes-Merillas et al </text:span><text:reference-mark-start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45">(2002)</text:span><text:reference-mark-end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45">, that found a two component</text:span><text:span text:style-name="T168">s</text:span><text:span text:style-name="T145"> structure </text:span><text:span text:style-name="T147">(</text:span><text:span text:style-name="T153">Component 1 - </text:span><text:span text:style-name="T145">precontemplation </text:span><text:span text:style-name="T147">+</text:span><text:span text:style-name="T145"> contemplation; </text:span><text:span text:style-name="T143">and</text:span><text:span text:style-name="T145"> </text:span><text:span text:style-name="T153">Component 2 - </text:span><text:span text:style-name="T145">action</text:span><text:span text:style-name="T147">)</text:span><text:span text:style-name="T145">. These two studies divided the </text:span><text:span text:style-name="T168">first </text:span><text:span text:style-name="T145">component </text:span><text:span text:style-name="T142">items </text:span><text:span text:style-name="T145">by </text:span><text:span text:style-name="T142">its </text:span><text:span text:style-name="T143">loading </text:span><text:span text:style-name="T145">signals </text:span><text:span text:style-name="T168">(positive loadings were considered as precontemplation and negative loadings as contemplation)</text:span><text:span text:style-name="T145"> </text:span><text:span text:style-name="T143">and </text:span><text:span text:style-name="T168">then </text:span><text:span text:style-name="T143">scored the scale following the original </text:span><text:span text:style-name="T168">validation </text:span><text:span text:style-name="T143">study.</text:span></text:p>
      <text:p text:style-name="Text_20_body"><office:annotation office:name="__Fieldmark__2425_207411016"><dc:creator>Unknown Author</dc:creator><dc:date>2015-05-06T17:25:58</dc:date><text:list text:style-name=""><text:list-item><text:p>Eu preferi deixar esta setença assim porque ficou mais curta e introduz o tema do parágrafo.</text:p></text:list-item></text:list></office:annotation><text:span text:style-name="T175">U</text:span><text:span text:style-name="T143">sing </text:span><text:span text:style-name="T146">c</text:span><text:span text:style-name="T143">onfirmatory </text:span><text:span text:style-name="T146">f</text:span><text:span text:style-name="T143">actor </text:span><text:span text:style-name="T146">a</text:span><text:span text:style-name="T143">naly</text:span><text:span text:style-name="T173">sis</text:span><text:span text:style-name="T143">, </text:span><text:span text:style-name="T175">two studies </text:span><text:span text:style-name="T146">reached</text:span><text:span text:style-name="T143"> different results</text:span><office:annotation-end office:name="__Fieldmark__2425_207411016"/><text:span text:style-name="T143">. Budd and Rollnick </text:span><text:reference-mark-start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43">(1996)</text:span><text:reference-mark-end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44"> </text:span><text:span text:style-name="T143">found poor fit inde</text:span><text:span text:style-name="T173">c</text:span><text:span text:style-name="T143">es for the 3-factor</text:span><text:span text:style-name="T173">s</text:span><text:span text:style-name="T143"> model, </text:span><text:span text:style-name="T144">treating them as correlated </text:span><text:span text:style-name="T143">and propos</text:span><text:span text:style-name="T173">ed</text:span><text:span text:style-name="T143"> </text:span><text:span text:style-name="T144">as an alternative,</text:span><text:span text:style-name="T143"> one-factor model</text:span><text:span text:style-name="T144"> </text:span><text:span text:style-name="T169">to</text:span><text:span text:style-name="T144"> measure </text:span><text:span text:style-name="T173">R</text:span><text:span text:style-name="T144">eadiness to </text:span><text:span text:style-name="T173">C</text:span><text:span text:style-name="T144">hange</text:span><text:span text:style-name="T143">. On the other hand, Forsberg et al. </text:span><text:reference-mark-start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43">(2003)</text:span><text:reference-mark-end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43"> </text:span><office:annotation office:name="__Fieldmark__2426_207411016"><dc:creator>Unknown Author</dc:creator><dc:date>2015-05-06T17:28:48</dc:date><text:list text:continue-numbering="true" text:style-name=""><text:list-item><text:p>Não substitui por “related”. O verbo não possui o mesmo siginifcado de “to report”.</text:p></text:list-item></text:list></office:annotation><text:span text:style-name="T143">found</text:span><office:annotation-end office:name="__Fieldmark__2426_207411016"/><text:span text:style-name="T143"> that the 1-factor model had a poor fit </text:span><text:span text:style-name="T144">(RMSEA = .12; CFI = .83)</text:span><text:span text:style-name="T143"> and the 3-factor solution had a better fit </text:span><text:span text:style-name="T144">(RMSEA = .06; CFI = .96)</text:span><text:span text:style-name="T143">.</text:span></text:p>
      <text:p text:style-name="P18"><text:soft-page-break/><office:annotation office:name="__Fieldmark__2428_207411016"><dc:creator>Unknown Author</dc:creator><dc:date>2015-05-06T17:34:43</dc:date><text:list text:continue-numbering="true" text:style-name=""><text:list-item><text:p>Retirei o However. Não tinha sentido algum..</text:p></text:list-item></text:list></office:annotation><text:span text:style-name="T169">M</text:span><text:span text:style-name="T140">ost</text:span><office:annotation-end office:name="__Fieldmark__2428_207411016"/><text:span text:style-name="T140"> of the RCQ validation studies used the method of principal components analysis </text:span><text:reference-mark-start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191">(Defuentes-Merillas et al., 2002; Hannöver et al., 2002; Rodríguez-Martos et al., 2000; Rollnick et al., 1992)</text:span><text:reference-mark-end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140">. </text:span><text:span text:style-name="T141">Fabrigar, Wegener, MacCallum and Stragan </text:span><text:reference-mark-start text:name="ZOTERO_ITEM CSL_CITATION {&quot;citationID&quot;:&quot;81f46na80&quot;,&quot;properties&quot;:{&quot;formattedCitation&quot;:&quot;(1999)&quot;,&quot;plainCitation&quot;:&quot;(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XJtoIJzOMI"/><text:span text:style-name="T141">(1999) </text:span><text:reference-mark-end text:name="ZOTERO_ITEM CSL_CITATION {&quot;citationID&quot;:&quot;81f46na80&quot;,&quot;properties&quot;:{&quot;formattedCitation&quot;:&quot;(1999)&quot;,&quot;plainCitation&quot;:&quot;(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XJtoIJzOMI"/><text:span text:style-name="T170">pointed out that the </text:span><text:span text:style-name="T140">principal component analysis is not the </text:span><text:span text:style-name="T170">best</text:span><text:span text:style-name="T140"> </text:span><text:span text:style-name="T170">approach</text:span><text:span text:style-name="T140"> to study the factorial structure of scales.</text:span><text:span text:style-name="T141"> </text:span><text:span text:style-name="T175">Moreover</text:span><text:span text:style-name="T141">, the RCQ studies used Pearson's correlations, which are not recommended to deal with polytomous items</text:span><text:span text:style-name="T193"> </text:span><text:reference-mark-start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191">(Holgado–Tello, Chacón–Moscoso, Barbero–García, &amp; Vila–Abad, 2010)</text:span><text:reference-mark-end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141">. To overcome these </text:span><text:span text:style-name="T153">limitations</text:span><text:span text:style-name="T141">, we propose the use of </text:span><office:annotation office:name="__Fieldmark__2438_207411016"><dc:creator>Unknown Author</dc:creator><dc:date>2015-05-06T17:37:51</dc:date><text:list text:continue-numbering="true" text:style-name=""><text:list-item><text:p>Meu corretor também aponta como errado, mas é o termo correto.</text:p></text:list-item></text:list></office:annotation><text:span text:style-name="T141">polychoric</text:span><office:annotation-end office:name="__Fieldmark__2438_207411016"/><text:span text:style-name="T141"> correlations and </text:span><text:span text:style-name="T173">the</text:span><text:span text:style-name="T141"> factorial analysis in this study.</text:span></text:p>
      <text:p text:style-name="P19"><text:span text:style-name="T153">Due to</text:span><text:span text:style-name="T137"> </text:span><text:span text:style-name="T147">its </text:span><text:span text:style-name="T149">short </text:span><text:span text:style-name="T147">length and reasonable psychometric properties</text:span><text:span text:style-name="T138">, RCQ was included as an instrument in the Drinkless intervention </text:span><text:span text:style-name="T147">to classify </text:span><text:span text:style-name="T149">its users</text:span><text:span text:style-name="T147"> into the stages of change</text:span><text:span text:style-name="T138">. </text:span><text:span text:style-name="T173">Our aims in this study were as following</text:span><text:span text:style-name="T138">: (1) t</text:span><text:span text:style-name="T139">o evaluate the psychometric properties of the Brazilian Portuguese version of </text:span><text:span text:style-name="T94">“Readiness to change questionnaire” (RCQ); </text:span><text:span text:style-name="T138">(2) to c</text:span><text:span text:style-name="T118">ompare the factorial structure found </text:span><text:span text:style-name="T124">in the </text:span><text:span text:style-name="T147">first </text:span><text:span text:style-name="T124">objective</text:span><text:span text:style-name="T118"> with models proposed by literature, using </text:span><text:span text:style-name="T124">a </text:span><text:span text:style-name="T118">confirmatory factor analysis; </text:span><text:span text:style-name="T138">and</text:span><text:span text:style-name="T118"> </text:span><text:span text:style-name="T138">(3) to create a more appropriate score that can be used in future comparisons among Drinkless </text:span><office:annotation office:name="__Fieldmark__2439_207411016"><dc:creator>Unknown Author</dc:creator><dc:date>2015-05-06T17:39:03</dc:date><text:list text:continue-numbering="true" text:style-name=""><text:list-item><text:p><text:span text:style-name="T211">Acho que não é muito comum escrever hipóteses em estudos de validação. </text:span></text:p></text:list-item></text:list></office:annotation><text:span text:style-name="T138">versions</text:span><office:annotation-end office:name="__Fieldmark__2439_207411016"/><text:span text:style-name="T138">. </text:span></text:p>
      <text:h text:style-name="P71" text:outline-level="1">Methods</text:h>
      <text:h text:style-name="P76" text:outline-level="2">Sample characteristics</text:h>
      <text:p text:style-name="P9"><text:span text:style-name="T178">We invited to enroll in the study users who registered on the web-based intervention “</text:span><text:span text:style-name="T17">Beber Menos</text:span><text:span text:style-name="T178">” (Drink less, </text:span><text:a xlink:type="simple" xlink:href="http://www.bebermenos.org.br/"><text:span text:style-name="T178">www.bebermenos.org.br</text:span></text:a><text:span text:style-name="T178">; English version at: https://www.alcoholwebindia.in/intervention) from 10/21/2013 to 03/11/2014. The Drinkless is a fully automated web-based intervention developed and maintained by the World Health Organization. The original Dutch version </text:span><text:span text:style-name="T200">(insert citations of Riper here)</text:span><text:span text:style-name="T178"> was translated into Portuguese, Spanish, Russian, Hindi, and English. During this period, the Brazilian version received</text:span><office:annotation office:name="__Fieldmark__2443_207411016"><dc:creator>Unknown Author</dc:creator><dc:date>2015-05-06T17:47:52</dc:date><text:list text:continue-numbering="true" text:style-name=""><text:list-item><text:p>Eu não me lembro da origem desta estatística. Você tem certeza que foram usuários únicos? Porque um usuário pode fazer mais de uma visita.</text:p></text:list-item></text:list></office:annotation><text:span text:style-name="T178"> 29,386 </text:span><office:annotation-end office:name="__Fieldmark__2443_207411016"/><text:span text:style-name="T178">visits. </text:span><office:annotation office:name="__Fieldmark__2442_207411016"><dc:creator>Unknown Author</dc:creator><dc:date>2015-05-06T17:46:09</dc:date><text:list text:continue-numbering="true" text:style-name=""><text:list-item><text:p>Reescrevi esta frase. Ela estava incorreta.</text:p></text:list-item></text:list><text:p/><text:p>Obrigado pela correção do número. Não fazia nenhum sentido.</text:p></office:annotation><text:span text:style-name="T178">The users on average viewed 4 pages and spent 5 minutes on the website.</text:span><office:annotation-end office:name="__Fieldmark__2442_207411016"/><text:span text:style-name="T178"> To recruit users, we sent an email to approximately 100,000 health professionals in Brazil asking them to share the intervention link with their patients. One thousand thirty-six persons filled out the questionnaires. From these, 641 participants consented to participate in the research and filled out all the RCQ items.</text:span></text:p>
      <text:h text:style-name="P77" text:outline-level="2">Instruments</text:h>
      <text:p text:style-name="P5"><text:span text:style-name="T179">Demographic Questionnaire</text:span> – <text:span text:style-name="T179">with questions about sex, age, employment status, educational level, and region of living. This questionnaire was developed by all researchers involved in the development of the portal.</text:span></text:p>
      <text:p text:style-name="P6"><text:span text:style-name="T21">The Alcohol Use Disorders Identification Test </text:span><text:span text:style-name="T20">(AUDIT – </text:span><text:span text:style-name="T23">Full version</text:span><text:span text:style-name="T20">) </text:span><text:span text:style-name="T18">– is a 10-item </text:span><text:soft-page-break/><text:span text:style-name="T18">questionnaire used to identify and classify users into alcohol consumption zones: low risk, hazardous/harmful risk and suggestive dependence. The AUDIT was developed by the World Health Organization and it is used as a screening instrument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8">(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8">. </text:span><office:annotation office:name="__Fieldmark__2492_207411016"><dc:creator>Unknown Author</dc:creator><dc:date>2015-05-06T18:13:37</dc:date><text:list text:continue-numbering="true" text:style-name=""><text:list-item><text:p>Corrigi de acordo com os critérios utilizados.</text:p></text:list-item></text:list></office:annotation><text:span text:style-name="T18">The score of AUDIT is computed with a simply sum of its items. Scores lower than 7 indicate low risk use; between 7 and 19 - hazardous/harmful risk and above 20 - suggestive dependence</text:span><office:annotation-end office:name="__Fieldmark__2492_207411016"/><text:span text:style-name="T18">.</text:span></text:p>
      <text:p text:style-name="Standard"><text:span text:style-name="T90">Readiness</text:span><text:span text:style-name="T89"> to change questionnaire</text:span><text:span text:style-name="T94"> </text:span><office:annotation office:name="__Fieldmark__2466_207411016"><dc:creator>Unknown Author</dc:creator><dc:date>2015-05-06T18:05:51</dc:date><text:list text:continue-numbering="true" text:style-name=""><text:list-item><text:p text:style-name="P84"><text:span text:style-name="T211">A primeira versão do instrumento possuia um maior número de itens, mas não vejo sentido em usar RCQ-12 mesmo.</text:span></text:p></text:list-item><text:list-item><text:p text:style-name="P84"><text:span text:style-name="T211"/></text:p></text:list-item><text:list-item><text:p text:style-name="P84"><text:span text:style-name="T211">Rollnick, S., Heather, N., Gold, R., &amp; Hall, W. (1992). Development of a short “readiness to change” questionnaire for use in brief, opportunistic interventions among excessive drinkers. Addiction, 87(5), 743–754. </text:span></text:p></text:list-item><text:list-item><text:p text:style-name="P84"><text:span text:style-name="T211"/></text:p></text:list-item><text:list-item><text:p text:style-name="P84"><text:span text:style-name="T211">Em resposta à:</text:span></text:p></text:list-item><text:list-item><text:p text:style-name="P84"><text:span text:style-name="T211">Henrique, hora vc chama o RCQ de RCQ-12, hora somente de RCQ. Vc precisa padronizar isso, ok?</text:span></text:p></text:list-item><text:list-item><text:p text:style-name="P84"><text:span text:style-name="T211">.</text:span></text:p></text:list-item></text:list></office:annotation><text:span text:style-name="T94">(RCQ)</text:span><office:annotation-end office:name="__Fieldmark__2466_207411016"/><text:span text:style-name="T94"> </text:span><text:span text:style-name="T173">is</text:span><text:span text:style-name="T94"> used to classify </text:span><office:annotation office:name="__Fieldmark__2493_207411016"><dc:creator>Unknown Author</dc:creator><dc:date>2015-05-06T18:19:32</dc:date><text:list text:continue-numbering="true" text:style-name=""><text:list-item><text:p>O RCQ é para usuários de álcool. Pelo menos os estudos que foram aqui citados foram para álcool.</text:p></text:list-item></text:list><text:p/><text:p>Em resposta à:</text:p><text:p>Não é só álcool, mas qualquer usuário de drogas</text:p></office:annotation><text:span text:style-name="T94">alcohol users</text:span><office:annotation-end office:name="__Fieldmark__2493_207411016"/><text:span text:style-name="T94"> in</text:span><text:span text:style-name="T173">to</text:span><text:span text:style-name="T94"> three stages of change: precontemplation, contemplation and action. The RCQ was </text:span><text:span text:style-name="T153">first proposed </text:span><text:span text:style-name="T94">by Rollnick, Heather, Gold &amp; Hall </text:span><text:reference-mark-start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94">(1992)</text:span><text:reference-mark-end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94">, and has 12 items </text:span><text:span text:style-name="T117">answered</text:span><text:span text:style-name="T94"> </text:span><text:span text:style-name="T173">on</text:span><text:span text:style-name="T94"> a 5-point Likert scale which ranges from “Strongly disagree” (-2) to “Strongly agree” (+2). </text:span><text:span text:style-name="T114">The s</text:span><text:span text:style-name="T94">cores are obtained </text:span><text:span text:style-name="T153">by</text:span><text:span text:style-name="T94"> using a simple sum of the items </text:span><text:span text:style-name="T127">from each stage – Precontemplation: 3,4,8,9; contemplation: 1,5,10,12; and, action: 2,6,7,11</text:span><text:span text:style-name="T94">. </text:span><text:span text:style-name="T127">The person is classif</text:span><text:span text:style-name="T153">ied</text:span><text:span text:style-name="T127"> in</text:span><text:span text:style-name="T154">to the</text:span><text:span text:style-name="T127"> stage</text:span><text:span text:style-name="T154">s</text:span><text:span text:style-name="T127"> </text:span><text:span text:style-name="T153">according to </text:span><text:span text:style-name="T174">their</text:span><text:span text:style-name="T153"> highe</text:span><text:span text:style-name="T154">st</text:span><text:span text:style-name="T127"> score. In case of ties, the person is classified </text:span><text:span text:style-name="T171">by</text:span><text:span text:style-name="T127"> using the </text:span><text:span text:style-name="T171">most </text:span><text:span text:style-name="T127">advance stage. </text:span><text:span text:style-name="T94">As </text:span><text:span text:style-name="T96">Defuentes-Merillas et al. </text:span><text:reference-mark-start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96">(2002)</text:span><text:reference-mark-end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96"> </text:span><text:span text:style-name="T97">proposed in the Dutch </text:span><text:span text:style-name="T108">validation </text:span><text:span text:style-name="T109">study</text:span><text:span text:style-name="T96">, </text:span><text:span text:style-name="T97">n</text:span><text:span text:style-name="T94">egative items were </text:span><text:span text:style-name="T126">re</text:span><text:span text:style-name="T94">written in a positive format to </text:span><text:span text:style-name="T119">enhance</text:span><text:span text:style-name="T94"> </text:span><text:span text:style-name="T119">comprehension</text:span><text:span text:style-name="T94"> </text:span><text:span text:style-name="T114">by responde</text:span><text:span text:style-name="T174">r</text:span><text:span text:style-name="T114">s.</text:span></text:p>
      <text:h text:style-name="P82" text:outline-level="2"><text:span text:style-name="T115">P</text:span><text:span text:style-name="T88">rocedures</text:span></text:h>
      <text:p text:style-name="P10"><text:span text:style-name="T114">T</text:span><text:span text:style-name="T88">he </text:span><text:span text:style-name="T120">E</text:span><text:span text:style-name="T88">nglish version of </text:span><text:span text:style-name="T172">RCQ</text:span><text:span text:style-name="T88"> was translated </text:span><text:span text:style-name="T174">into Portuguese</text:span><text:span text:style-name="T88"> by the authors and made available in Brazilian version of the Drinkless intervention. Drinkless is an electronic screening, brief intervention and referral to treatment (e-SBIRT) developed by </text:span><text:span text:style-name="T172">the </text:span><text:span text:style-name="T88">World Health Organization. </text:span><text:span text:style-name="T114">The RCQ was included as part of the program. After </text:span><text:span text:style-name="T172">the</text:span><text:span text:style-name="T114"> enrol</text:span><text:span text:style-name="T88">l</text:span><text:span text:style-name="T114">ment, users were invited to participate </text:span><text:span text:style-name="T88">in the study.</text:span><text:span text:style-name="T114"> </text:span><text:span text:style-name="T88">Participants who </text:span><text:span text:style-name="T174">had</text:span><text:span text:style-name="T88"> agreed </text:span><text:span text:style-name="T172">and consented,</text:span><text:span text:style-name="T88"> </text:span><text:span text:style-name="T114">filled up the questionnaires. After that, </text:span><text:span text:style-name="T88">w</text:span><text:span text:style-name="T114">e extracted </text:span><text:span text:style-name="T88">and </text:span><text:span text:style-name="T114">analy</text:span><text:span text:style-name="T148">z</text:span><text:span text:style-name="T88">ed </text:span><text:span text:style-name="T174">the obtained data</text:span><text:span text:style-name="T88">.</text:span><text:span text:style-name="T114"> All procedures were approved by </text:span><text:span text:style-name="T120">the</text:span><text:span text:style-name="T114"> Institutional Review Board </text:span><text:span text:style-name="T120">of</text:span><text:span text:style-name="T114"> </text:span><text:span text:style-name="T90">Universidade Federal de São Paulo </text:span><text:span text:style-name="T112">and </text:span><text:span text:style-name="T92">Universidade Federal de Juiz de Fora</text:span><text:span text:style-name="T114">.</text:span></text:p>
      <text:h text:style-name="P78" text:outline-level="2">Data analy<text:span text:style-name="T198">sis</text:span></text:h>
      <text:p text:style-name="P15"><text:span text:style-name="T116">We extract</text:span><text:span text:style-name="T154">ed</text:span><text:span text:style-name="T116"> data,</text:span><text:span text:style-name="T120"> </text:span><text:span text:style-name="T116">using a primary </text:span><text:span text:style-name="T152">and unique</text:span><text:span text:style-name="T116"> identifier. Later on, we conducted </text:span><text:span text:style-name="T127">descriptive</text:span><text:span text:style-name="T116"> analysis on demographic variables and items of RCQ-12. </text:span><text:span text:style-name="T154">In order t</text:span><text:span text:style-name="T120">o perform the exploratory and confirmatory factor analysis, we divided the data </text:span><text:span text:style-name="T122">from participants</text:span><text:span text:style-name="T120"> randomly into two halves. </text:span></text:p>
      <text:list xml:id="list2025247018481303078" text:style-name="L30">
        <text:list-item>
          <text:p text:style-name="P69"><text:span text:style-name="T121">E</text:span><text:span text:style-name="T120">xploratory factor analysis - </text:span><text:span text:style-name="T116">we checked sampling adequacy </text:span><text:span text:style-name="T154">by </text:span><text:span text:style-name="T116">using </text:span><text:span text:style-name="T95">Kaiser-Meyer-Olkin </text:span><text:span text:style-name="T98">(KMO) </text:span><text:span text:style-name="T99">and Bartlett test. To identify the number of </text:span><text:span text:style-name="T100">factors</text:span><text:span text:style-name="T99">, we used the </text:span><text:span text:style-name="T100">method of </text:span><text:span text:style-name="T99">parallel analysis </text:span><text:reference-mark-start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100">(Horn, 1965)</text:span><text:reference-mark-end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99"> </text:span><text:span text:style-name="T102">with polychoric correlations</text:span><text:span text:style-name="T103"> </text:span><text:span text:style-name="T100">as suggested by</text:span><text:span text:style-name="T102"> Garrido, Abad &amp; Ponsoda </text:span><text:reference-mark-start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102">(2013)</text:span><text:reference-mark-end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99"> </text:span><text:span text:style-name="T101">a</text:span><text:span text:style-name="T99">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99">(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99">. We conducted the </text:span><text:span text:style-name="T101">factor analysis using polychoric correlations with the oblique rotation </text:span><text:soft-page-break/><text:span text:style-name="T99">“</text:span><text:span text:style-name="T101">Oblimin</text:span><text:span text:style-name="T99">”. </text:span><text:span text:style-name="T101">This analysis seem</text:span><text:span text:style-name="T113">ed</text:span><text:span text:style-name="T101"> </text:span><text:span text:style-name="T113">to be</text:span><text:span text:style-name="T101"> </text:span><text:span text:style-name="T113">a</text:span><text:span text:style-name="T101"> more appropriate </text:span><text:span text:style-name="T113">for</text:span><text:span text:style-name="T101"> study</text:span><text:span text:style-name="T113">ing</text:span><text:span text:style-name="T101"> the underlying structure of the questionnaire </text:span><text:reference-mark-start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101">(Fabrigar et al., 1999)</text:span><text:reference-mark-end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101">. </text:span><text:span text:style-name="T107">It also allow</text:span><text:span text:style-name="T113">ed</text:span><text:span text:style-name="T107"> the use of fit ind</text:span><text:span text:style-name="T110">ex</text:span><text:span text:style-name="T107"> </text:span><text:span text:style-name="T103">Tucker-Lewis Index (TLI) </text:span><text:span text:style-name="T107">and residuals inspection with the </text:span><text:span text:style-name="T103">root mean square error of approximation (RMSEA). </text:span><text:span text:style-name="T99">Cronbach's alpha </text:span><text:reference-mark-start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99">(Cronbach, 1951)</text:span><text:reference-mark-end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99"> was used </text:span><text:span text:style-name="T110">as an indicator of </text:span><text:span text:style-name="T102">reliability</text:span><text:span text:style-name="T99">. All analysis were performed </text:span><text:span text:style-name="T102">using the </text:span><text:span text:style-name="T99">R </text:span><text:span text:style-name="T107">language </text:span><text:reference-mark-start text:name="ZOTERO_ITEM CSL_CITATION {&quot;citationID&quot;:&quot;1icr913nbu&quot;,&quot;properties&quot;:{&quot;formattedCitation&quot;:&quot;(R Development Core Team, 2014)&quot;,&quot;plainCitation&quot;:&quot;(R Development Core Team, 2014)&quot;},&quot;citationItems&quot;:[{&quot;id&quot;:734,&quot;uris&quot;:[&quot;http://zotero.org/users/615579/items/W7BJTTIC&quot;],&quot;uri&quot;:[&quot;http://zotero.org/users/615579/items/W7BJTTIC&quot;],&quot;itemData&quot;:{&quot;id&quot;:734,&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dCPfAU7su7"/><text:span text:style-name="T99">(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734,&quot;uris&quot;:[&quot;http://zotero.org/users/615579/items/W7BJTTIC&quot;],&quot;uri&quot;:[&quot;http://zotero.org/users/615579/items/W7BJTTIC&quot;],&quot;itemData&quot;:{&quot;id&quot;:734,&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dCPfAU7su7"/><text:span text:style-name="T180"> </text:span><text:span text:style-name="T107">and the </text:span><text:span text:style-name="T180">package “psych” </text:span><text:reference-mark-start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span text:style-name="T180">(Revelle, 2014)</text:span><text:reference-mark-end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p>
        </text:list-item>
        <text:list-item>
          <text:p text:style-name="P63"><text:span text:style-name="T181">Confirmatory factor analysis – we compared the fit indices for the three models evaluated by Forsberg, Halldin and Wennberg </text:span><text:reference-mark-start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text:span text:style-name="T181">(2003)</text:span><text:reference-mark-end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 <text:span text:style-name="T199">1-factor solution; 3-factors orthogonal and 3-factors correlated. Additionally, we included the 2 factors model proposed in the exploratory factor analysis. The fit indices, used for comparisons, were the Comparative Fit Indeces (CFI), where values greater than .90 indicated good fit. Akaike Information Criterion (AIC) and Bayesian Information Criterion (BIC) were also used, where lower values indicated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199">(Brown, 2006)</text:span><text:reference-mark-end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199">.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199">(Rosseel, 2012)</text:span><text:reference-mark-end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199">. Modification indices were</text:span><text:span text:style-name="T122"> </text:span><text:span text:style-name="T123">used to improve the final model fit. </text:span><text:span text:style-name="T125">The script of analysis and the data are available in this link: </text:span><text:a xlink:type="simple" xlink:href="https://github.com/henriquepgomide/rcq-ptbr"><text:span text:style-name="T151">https://github.com/henriquepgomide/rcq-ptbr</text:span></text:a><text:span text:style-name="T125">.</text:span></text:p>
        </text:list-item>
      </text:list>
      <text:h text:style-name="P72" text:outline-level="1">Results</text:h>
      <text:h text:style-name="P81" text:outline-level="2"><text:span text:style-name="T208">Sample Characteristics</text:span></text:h>
      <text:p text:style-name="P70"><text:span text:style-name="T208">From the 641 participants, 51.6% were males and 48.4% females. The age ranged from 19 to 73 years (M = 39.5, SD </text:span><text:span text:style-name="T1">±</text:span><text:span text:style-name="T3"> 10.</text:span><text:span text:style-name="T5">3</text:span><text:span text:style-name="T3">).</text:span><text:span text:style-name="T3"> </text:span><text:span text:style-name="T10">According to AUDIT, 34.2% were low-risk users, 31.3% had suggestive dependence, 24.5% were hazardous/harmful users. </text:span><office:annotation-end office:name="__Fieldmark__3088_1414385017"/><text:span text:style-name="T176"><office:annotation office:name="__Fieldmark__2464_207411016"><dc:creator>Unknown Author</dc:creator><dc:date>2015-05-06T17:53:47</dc:date><text:list text:style-name=""><text:list-item><text:p text:style-name="P84"><text:span text:style-name="T210">Eu padronizei de acordo com o artigo anterior. Obrigado pela sugestão..</text:span></text:p></text:list-item><text:list-item><text:p text:style-name="P84"><text:span text:style-name="T210"/></text:p></text:list-item><text:list-item><text:p text:style-name="P84"><text:span text:style-name="T210">Eu inseri esta linha com os resultados do AUDIT. Elas estão na tabela.</text:span></text:p></text:list-item><text:list-item><text:p text:style-name="P84"><text:span text:style-name="T210"/></text:p></text:list-item><text:list-item><text:p text:style-name="P84"><text:span text:style-name="T210">Inseri a seção de características da amostra nos resultados como sugerido.</text:span></text:p></text:list-item></text:list></office:annotation></text:span><text:span text:style-name="T4">The sample characteristics are described in </text:span><text:span text:style-name="T4">table 1</text:span><office:annotation-end office:name="__Fieldmark__3089_1414385017"/><text:span text:style-name="T176"><office:annotation office:name="__Fieldmark__2465_207411016"><dc:creator>Unknown Author</dc:creator><dc:date>2015-05-06T17:54:18</dc:date><text:list text:continue-numbering="true" text:style-name=""><text:list-item><text:p>Insert table one here!</text:p></text:list-item></text:list></office:annotation></text:span></text:p>
      <text:h text:style-name="P83" text:outline-level="2"><text:span text:style-name="T122">Exploratory factor analysis </text:span></text:h>
      <text:p text:style-name="P4"><text:span text:style-name="T104">The</text:span><text:span text:style-name="T105"> sample was considered adequate for factor extraction according to Kayser-Meyer-Olkin and Bartlett's test of homogeneity of variances </text:span><text:span text:style-name="T98">(KMO = 0,89 </text:span><text:span text:style-name="T106">and</text:span><text:span text:style-name="T98"> </text:span><text:span text:style-name="T39">Bartlett</text:span><text:span text:style-name="T40">'s</text:span><text:span text:style-name="T39"> </text:span><text:span text:style-name="T24">χ</text:span><text:span text:style-name="T82">2</text:span><text:span text:style-name="T39"> = </text:span><text:span text:style-name="T40">79.97</text:span><text:span text:style-name="T39">, p &lt; 0,001). </text:span><text:span text:style-name="T40">Either the parallel analysis and the very simple structure methods suggested the existence of </text:span><text:span text:style-name="T42">three</text:span><text:span text:style-name="T40"> factors </text:span><text:span text:style-name="T41">(Eigenvalues of original data: F1 = 5.92; F2 = 1.66; F3 = 0.26; Eigenvalues of simulated data = F1 = 0.84; F2 = 0.29; F3 = 0.24)</text:span><text:span text:style-name="T40">, </text:span><text:span text:style-name="T42">but due to the small amount between the </text:span><text:span text:style-name="T46">eigenvalues</text:span><text:span text:style-name="T42"> of simulated and original data, we chose the solution </text:span><text:span text:style-name="T56">with</text:span><text:span text:style-name="T42"> two factors. </text:span></text:p>
      <text:p text:style-name="Text_20_body"><text:span text:style-name="T42">The results of the factor loadings are shown in Table 2. </text:span><text:span text:style-name="T43">The two factor model explained 68% of variance </text:span><text:span text:style-name="T44">and</text:span><text:span text:style-name="T43"> </text:span><text:span text:style-name="T44">t</text:span><text:span text:style-name="T43">he correlation between factors was .26. </text:span><text:span text:style-name="T56">The items were divided in the following </text:span><text:soft-page-break/><text:span text:style-name="T56">order: F1 (Pre contemplation + contemplation) – 1,3,4,5,8,9,10,12 and F2 (Action)= 2,6,7,11.</text:span><text:span text:style-name="T48">T</text:span><text:span text:style-name="T47">he fit indexes were considered poor (TLI = .88; RMSEA = .13 - </text:span><text:span text:style-name="T45">CI</text:span><text:span text:style-name="T85">95%</text:span><text:span text:style-name="T45"> = .</text:span><text:span text:style-name="T47">123</text:span><text:span text:style-name="T45"> - .</text:span><text:span text:style-name="T47">143). </text:span><text:span text:style-name="T45">The overall Cronbach's alpha was .88 (CI</text:span><text:span text:style-name="T85">95%</text:span><text:span text:style-name="T45"> = .85 - .92). For the first and second factors, the alpha was .91 (CI</text:span><text:span text:style-name="T85">95%</text:span><text:span text:style-name="T45"> = .87 - .94) and .82 (CI</text:span><text:span text:style-name="T85">95%</text:span><text:span text:style-name="T45"> = .75 - .89) respectively.</text:span><text:span text:style-name="T45"><office:annotation><dc:creator>Unknown Author</dc:creator><dc:date>2015-05-07T13:31:03.008278272</dc:date><text:list text:continue-numbering="true" text:style-name=""><text:list-item><text:p text:style-name="P84"><text:span text:style-name="T210">Insert Table 2 here.</text:span></text:p></text:list-item></text:list></office:annotation></text:span></text:p>
      <text:h text:style-name="P79" text:outline-level="2"><text:span text:style-name="T79">C</text:span><text:span text:style-name="T25">onfirmatory factor analysis</text:span></text:h>
      <text:p text:style-name="P12"><text:span text:style-name="T63">The three factor </text:span><text:span text:style-name="T67">correlated solution</text:span><text:span text:style-name="T63"> </text:span><text:span text:style-name="T67">was </text:span><text:span text:style-name="T63">not </text:span><text:span text:style-name="T64">converged</text:span><text:span text:style-name="T63"> due to the negative value covariance </text:span><text:span text:style-name="T77">in the </text:span><text:span text:style-name="T63">matrix of latent variables, </text:span><text:span text:style-name="T77">which indicated lack</text:span><text:span text:style-name="T66"> of</text:span><text:span text:style-name="T64"> </text:span><text:span text:style-name="T66">fit</text:span><text:span text:style-name="T77">ness</text:span><text:span text:style-name="T64">. </text:span><text:span text:style-name="T65">Either the 1-factor and the 2-factor models </text:span><text:span text:style-name="T66">showed</text:span><text:span text:style-name="T65"> </text:span><text:span text:style-name="T78">poor</text:span><text:span text:style-name="T65"> fit indexes. </text:span><text:span text:style-name="T66">To find a better model, we changed </text:span><text:span text:style-name="T67">the items according to modification </text:span><text:span text:style-name="T69">indexes.</text:span><text:span text:style-name="T66"> The evaluation of the confirmatory models are described in </text:span><text:span text:style-name="T62"><office:annotation office:name="__Fieldmark__3090_1414385017"><dc:creator>Unknown Author</dc:creator><dc:date>2015-05-07T13:31:18.467142334</dc:date><text:list text:continue-numbering="true" text:style-name=""><text:list-item><text:p text:style-name="P84"><text:span text:style-name="T210">Insert table 3 here.</text:span></text:p></text:list-item></text:list></office:annotation></text:span><text:span text:style-name="T66">table </text:span><text:span text:style-name="T62">3</text:span><office:annotation-end office:name="__Fieldmark__3090_1414385017"/><text:span text:style-name="T66">. </text:span></text:p>
      <text:h text:style-name="P80" text:outline-level="2"><text:span text:style-name="T80">F</text:span><text:span text:style-name="T25">inal Scale</text:span></text:h>
      <text:p text:style-name="P11"><text:span text:style-name="T67">The </text:span><text:span text:style-name="T70">1-factor </text:span><text:span text:style-name="T67">improved model was constituted by items 1,4,8,10 and had a Cronbach's alpha value of .90 </text:span><text:span text:style-name="T68">(CI</text:span><text:span text:style-name="T86">95%</text:span><text:span text:style-name="T68"> = .</text:span><text:span text:style-name="T67">84</text:span><text:span text:style-name="T68"> - .</text:span><text:span text:style-name="T67">96</text:span><text:span text:style-name="T68">)</text:span><text:span text:style-name="T67">. </text:span><text:span text:style-name="T70">The </text:span><text:span text:style-name="T72">simple </text:span><text:span text:style-name="T70">score is made with the sum of the four items. The items 1 and 10 must be reverse coded </text:span><text:span text:style-name="T71">before</text:span><text:span text:style-name="T70"> sum</text:span><text:span text:style-name="T71">ming</text:span><text:span text:style-name="T70">. </text:span><text:span text:style-name="T73">The mean raw score was 3, standard deviation of 4.46, skewness <text:s/>-.94 and kurtosis .08.</text:span></text:p>
      <text:h text:style-name="Heading_20_1" text:outline-level="1"><text:span text:style-name="T43">D</text:span><text:span text:style-name="T38">iscussion</text:span></text:h>
      <text:p text:style-name="P16"><text:span text:style-name="T155">T</text:span><text:span text:style-name="T88">his is the first </text:span><text:span text:style-name="T128">validation study of </text:span><text:span text:style-name="T177">the RCQ using</text:span><text:span text:style-name="T88"> </text:span><text:span text:style-name="T128">a sample of </text:span><text:span text:style-name="T150">I</text:span><text:span text:style-name="T128">nternet users, </text:span><text:span text:style-name="T148">and that combined either exploratory and confirmatory approaches</text:span><text:span text:style-name="T128">. The number of factors suggested by </text:span><text:span text:style-name="T177">both</text:span><text:span text:style-name="T128"> parallel analysis and</text:span><text:span text:style-name="T45"> </text:span><text:span text:style-name="T40">very simple structure </text:span><text:span text:style-name="T49">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51">and </text:span><text:span text:style-name="T53">from </text:span><text:span text:style-name="T51">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191">(Rodr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49">, </text:span><text:span text:style-name="T58">which </text:span><text:span text:style-name="T49">proposed a 3 factor</text:span><text:span text:style-name="T58">s</text:span><text:span text:style-name="T49"> model </text:span><text:span text:style-name="T50">using a principal component analysis with an orthogonal rotation. C</text:span><text:span text:style-name="T43">ontemplation and precontemplation seemed to constitute the same factor, </text:span><text:span text:style-name="T58">the same result</text:span><text:span text:style-name="T43"> </text:span><text:span text:style-name="T50">found in </text:span><text:span text:style-name="T53">the</text:span><text:span text:style-name="T50"> Dutch validation study, which also used a principal components approach</text:span><text:span text:style-name="T43"> </text:span><text:reference-mark-start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43">(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45">. </text:span><text:span text:style-name="T52">Differently from Defuentes-Merillas et al. </text:span><text:reference-mark-start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52">(2002)</text:span><text:reference-mark-end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45">, </text:span><text:span text:style-name="T52">we preferred to treat the precontemplation and contemplation as one factor, once they </text:span><text:span text:style-name="T58">did not constituted a separated factor, just different loadings.</text:span></text:p>
      <text:p text:style-name="P14"><text:span text:style-name="T45">A</text:span><text:span text:style-name="T51">lthough the two factor solution found in this study was </text:span><text:span text:style-name="T57">comparable</text:span><text:span text:style-name="T51"> with the Dutch validation </text:span><text:span text:style-name="T55">study</text:span><text:span text:style-name="T51"> </text:span><text:span text:style-name="T54">in regard to the </text:span><text:span text:style-name="T51">good internal consistences and </text:span><text:span text:style-name="T54">the </text:span><text:span text:style-name="T51">proportion of explained variances </text:span><text:span text:style-name="T52">(52.6%),</text:span><text:span text:style-name="T51"> </text:span><text:span text:style-name="T58">t</text:span><text:span text:style-name="T51">he <text:s/>estimates of </text:span><text:span text:style-name="T54">the </text:span><text:span text:style-name="T51">exploratory factor analysis revealed poor fit </text:span><text:span text:style-name="T58">indexes</text:span><text:span text:style-name="T51"> </text:span><text:span text:style-name="T47">(TLI = .88; RMSEA = .13 - </text:span><text:span text:style-name="T45">CI</text:span><text:span text:style-name="T85">95%</text:span><text:span text:style-name="T45"> = .</text:span><text:span text:style-name="T47">123</text:span><text:span text:style-name="T45"> - .</text:span><text:span text:style-name="T47">143)</text:span><text:span text:style-name="T51">. This fact led us to compare this two factor model </text:span><text:span text:style-name="T58">with</text:span><text:span text:style-name="T51"> other ones proposed in literature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51">(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51">.</text:span></text:p>
      <text:p text:style-name="P7"><text:span text:style-name="T35">All confirmatory models tested showed poor fit </text:span><text:span text:style-name="T36">indexes</text:span><text:span text:style-name="T35">. This finding was different from </text:span><text:span text:style-name="T37">other </text:span><text:span text:style-name="T35">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35">(Budd &amp; Rollnick, 1996; Forsberg et al., 2003)</text:span><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196">. Budd and Rollnick </text:span><text:reference-mark-start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196">(1996)</text:span><text:reference-mark-end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196"> found that the three factors solution initially proposed by Rollnick </text:span><text:span text:style-name="T16">et al</text:span><text:span text:style-name="T196">.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194">had bad fit indexes </text:span><text:soft-page-break/><text:span text:style-name="T194">and suggested as an alternative the one factor model, which measures motivation. However, in our study, the one factor model also had poor indexes (CFI = 720, RMSEA = .196), compared with Rollnick </text:span><text:span text:style-name="T14">et al</text:span><text:span text:style-name="T195">. </text:span><text:reference-mark-start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195">(1996)</text:span><text:reference-mark-end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195">. Our results were similar to those found by Forsgerg </text:span><text:span text:style-name="T15">et at.</text:span><text:span text:style-name="T195"> </text:span><text:reference-mark-start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195">(2003),</text:span><text:reference-mark-end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195"> who also found poor indexes (CFI = .83, RMSEA = .12) for the one factor model. On the other hand, Forsgerg </text:span><text:span text:style-name="T15">et at. </text:span><text:span text:style-name="T22">(2003)</text:span><text:span text:style-name="T195"> found that the three factors correlated solution showed the best fit (CFI = .96, RMSEA = .06), which was not confirmed in our study because the three factor solution had a negative covariance matrix of the latent variables. </text:span></text:p>
      <text:p text:style-name="Text_20_body"><text:span text:style-name="T151">The inconsistencies among the studies might indicate </text:span><text:span text:style-name="T177">not only problems </text:span><text:span text:style-name="T151">with the </text:span><text:span text:style-name="T177">instrument itself, but </text:span><text:span text:style-name="T151">with the </text:span><text:span text:style-name="T155">stages of change </text:span><text:span text:style-name="T151">model </text:span><text:span text:style-name="T177">as well</text:span><text:span text:style-name="T151">. West </text:span><text:reference-mark-start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2005)<text:reference-mark-end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 <text:span text:style-name="T205">pointed out several limitations of the states of change model. First is that the boundaries among the stages are arbitrary. Second, the models presumes that individuals make coherent and stables plans. Third, some stages contain different types of constructs. Fourth, the model emphasizes on conscious decision-make and planning proccesses, not considering well known aspects of human motivation such as reward and punishment.</text:span></text:p>
      <text:p text:style-name="P8"><text:span text:style-name="T206">Considering the poor fit of the models, we proposed t</text:span>he one factor improved version (CFI = .99, RMSEA = .04) to offer, at least, a way to score some of the RCQ items and use them as <text:span text:style-name="T203">a </text:span>predictor in <text:span text:style-name="T209">further </text:span>analys<text:span text:style-name="T203">i</text:span>s. <text:span text:style-name="T203">Therefore,</text:span> we recommend the use of questions 1,4,8, and 10 in electronic screening and brief intervention interventions. The items 4 and 8 should be reverse coded in order to perform the sum of the scale.</text:p>
      <text:p text:style-name="P13"><text:span text:style-name="T75">As far as we know, this is the first validation study of a web-based version of the Readiness to Change Questionnaire. We proposed an alternative way to score the questionnaire for researchers and </text:span><text:span text:style-name="T76">developers of web-based interventions</text:span><text:span text:style-name="T75">. We also used the polychoric correlations to perform analyses, suggested as more appropriate to explore the factor structure of questionnaires </text:span><text:reference-mark-start text:name="ZOTERO_ITEM CSL_CITATION {&quot;citationID&quot;:&quot;1ch1ssbr2q&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zPQs2rDBft"/><text:span text:style-name="T192">(Holgado–Tello et al., 2010)</text:span><text:reference-mark-end text:name="ZOTERO_ITEM CSL_CITATION {&quot;citationID&quot;:&quot;1ch1ssbr2q&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zPQs2rDBft"/><text:span text:style-name="T74">.</text:span></text:p>
      <text:p text:style-name="P16"><text:span text:style-name="T129">However, </text:span><text:span text:style-name="T177">also had some limitations</text:span><text:span text:style-name="T129">. First, this is the first study conducted with users from </text:span><text:span text:style-name="T150">Internet</text:span><text:span text:style-name="T129"> interventions and they may not represent the clinical samples or the general population, </text:span><text:span text:style-name="T150">included</text:span><text:span text:style-name="T129"> in the others validations studies </text:span><text:reference-mark-start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191">(Defuentes-Merillas et al., 2002; Forsberg et al., 2004; Hannöver et al., 2002; Rodríguez-Martos et al., 2000; Rollnick et al., 1992)</text:span><text:reference-mark-end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129">. We found that 72.1% of the sample had at least a college degree, proportion really far from that found in general population or clinics in Brazil. Second, we included in the analyses low-risk users who were not included in the other </text:span><text:span text:style-name="T150">validation </text:span><text:span text:style-name="T129">studies. We included this type of users because they </text:span><text:span text:style-name="T150">are one of the targets of the </text:span><text:span text:style-name="T91">Drinkless </text:span><text:span text:style-name="T111">intervention</text:span><text:span text:style-name="T129">. </text:span><text:span text:style-name="T130">Third, the data is limited to Brazil, which has a different culture compared with countries where studies of validation were conducted.</text:span></text:p>
      <text:p text:style-name="P17">In conclusion, <text:span text:style-name="T206">we found that the RCQ is not useful to classify users into motivation stages, even </text:span><text:soft-page-break/><text:span text:style-name="T206">though some of its items</text:span> can be used <text:span text:style-name="T206">as a predictor of motivation in future studies</text:span>. All previous models suggested by literature <text:span text:style-name="T197">and the model we created showed poor fit indexes. This indicates that the RCQ is not useful to classify users into motivation stages. For clinical settings in Brazil, we recommend the use of SOCRATES scale. Future studies should use the 4-item model for web-based alcohol interventions and that the items should be redesigned.</text:span></text:p>
      <text:p text:style-name="P20"><text:span text:style-name="T179">Table</text:span> <text:span text:style-name="T179">1</text:span> – <text:span text:style-name="T179">Sample demographic characteristics </text:span></text:p>
      <table:table table:name="Tabela3" table:style-name="Tabela3">
        <table:table-column table:style-name="Tabela3.A"/>
        <table:table-column table:style-name="Tabela3.B"/>
        <table:table-row>
          <table:table-cell table:style-name="Tabela3.A1" office:value-type="string">
            <text:p text:style-name="P33">Items</text:p>
          </table:table-cell>
          <table:table-cell table:style-name="Tabela3.A1" office:value-type="string">
            <text:p text:style-name="P35">%</text:p>
          </table:table-cell>
        </table:table-row>
        <table:table-row>
          <table:table-cell table:style-name="Tabela3.A2" office:value-type="string">
            <text:p text:style-name="P33">Education</text:p>
          </table:table-cell>
          <table:table-cell table:style-name="Tabela3.A2" office:value-type="string">
            <text:p text:style-name="P35"/>
          </table:table-cell>
        </table:table-row>
        <table:table-row>
          <table:table-cell table:style-name="Tabela3.A2" office:value-type="string">
            <text:p text:style-name="P34"><text:s text:c="3"/><text:span text:style-name="T179">College</text:span></text:p>
          </table:table-cell>
          <table:table-cell table:style-name="Tabela3.A2" office:value-type="string">
            <text:p text:style-name="P36">7<text:span text:style-name="T201">3</text:span>.1</text:p>
          </table:table-cell>
        </table:table-row>
        <table:table-row>
          <table:table-cell table:style-name="Tabela3.A2" office:value-type="string">
            <text:p text:style-name="P34"><text:s text:c="3"/><text:span text:style-name="T179">High school</text:span></text:p>
          </table:table-cell>
          <table:table-cell table:style-name="Tabela3.A2" office:value-type="string">
            <text:p text:style-name="P36">2<text:span text:style-name="T201">4</text:span>.3</text:p>
          </table:table-cell>
        </table:table-row>
        <table:table-row>
          <table:table-cell table:style-name="Tabela3.A2" office:value-type="string">
            <text:p text:style-name="P34"><text:s text:c="3"/><text:span text:style-name="T179">Elementary</text:span></text:p>
          </table:table-cell>
          <table:table-cell table:style-name="Tabela3.A2" office:value-type="string">
            <text:p text:style-name="P36">2.<text:span text:style-name="T202">5</text:span></text:p>
          </table:table-cell>
        </table:table-row>
        <table:table-row>
          <table:table-cell table:style-name="Tabela3.A2" office:value-type="string">
            <text:p text:style-name="P37"><text:span text:style-name="T179">Employment</text:span>?</text:p>
          </table:table-cell>
          <table:table-cell table:style-name="Tabela3.A2" office:value-type="string">
            <text:p text:style-name="P36"/>
          </table:table-cell>
        </table:table-row>
        <table:table-row>
          <table:table-cell table:style-name="Tabela3.A2" office:value-type="string">
            <text:p text:style-name="P37"><text:s text:c="3"/><text:span text:style-name="T179">Yes</text:span></text:p>
          </table:table-cell>
          <table:table-cell table:style-name="Tabela3.A2" office:value-type="string">
            <text:p text:style-name="P36">84.<text:span text:style-name="T202">6</text:span></text:p>
          </table:table-cell>
        </table:table-row>
        <table:table-row>
          <table:table-cell table:style-name="Tabela3.A2" office:value-type="string">
            <text:p text:style-name="P37"><text:s text:c="3"/><text:span text:style-name="T179">No</text:span></text:p>
          </table:table-cell>
          <table:table-cell table:style-name="Tabela3.A2" office:value-type="string">
            <text:p text:style-name="P36">15.<text:span text:style-name="T202">4</text:span></text:p>
          </table:table-cell>
        </table:table-row>
        <table:table-row>
          <table:table-cell table:style-name="Tabela3.A2" office:value-type="string">
            <text:p text:style-name="P33">Brazil's region</text:p>
          </table:table-cell>
          <table:table-cell table:style-name="Tabela3.A2" office:value-type="string">
            <text:p text:style-name="P36"/>
          </table:table-cell>
        </table:table-row>
        <table:table-row>
          <table:table-cell table:style-name="Tabela3.A2" office:value-type="string">
            <text:p text:style-name="P37"><text:s text:c="3"/><text:span text:style-name="T179">Southeast</text:span></text:p>
          </table:table-cell>
          <table:table-cell table:style-name="Tabela3.A2" office:value-type="string">
            <text:p text:style-name="P36">49.<text:span text:style-name="T202">3</text:span></text:p>
          </table:table-cell>
        </table:table-row>
        <table:table-row>
          <table:table-cell table:style-name="Tabela3.A2" office:value-type="string">
            <text:p text:style-name="P37"><text:s text:c="3"/><text:span text:style-name="T179">Northeast</text:span></text:p>
          </table:table-cell>
          <table:table-cell table:style-name="Tabela3.A2" office:value-type="string">
            <text:p text:style-name="P36">2<text:span text:style-name="T202">1</text:span>.<text:span text:style-name="T202">9</text:span></text:p>
          </table:table-cell>
        </table:table-row>
        <table:table-row>
          <table:table-cell table:style-name="Tabela3.A2" office:value-type="string">
            <text:p text:style-name="P37"><text:s text:c="3"/><text:span text:style-name="T179">South</text:span></text:p>
          </table:table-cell>
          <table:table-cell table:style-name="Tabela3.A2" office:value-type="string">
            <text:p text:style-name="P36"><text:span text:style-name="T202">16</text:span>.<text:span text:style-name="T202">2</text:span></text:p>
          </table:table-cell>
        </table:table-row>
        <table:table-row>
          <table:table-cell table:style-name="Tabela3.A2" office:value-type="string">
            <text:p text:style-name="P37"><text:s text:c="3"/><text:span text:style-name="T179">Middle-west</text:span></text:p>
          </table:table-cell>
          <table:table-cell table:style-name="Tabela3.A2" office:value-type="string">
            <text:p text:style-name="P36">11.<text:span text:style-name="T202">7</text:span></text:p>
          </table:table-cell>
        </table:table-row>
        <table:table-row>
          <table:table-cell table:style-name="Tabela3.A2" office:value-type="string">
            <text:p text:style-name="P37"><text:s text:c="3"/><text:span text:style-name="T179">North</text:span></text:p>
          </table:table-cell>
          <table:table-cell table:style-name="Tabela3.A2" office:value-type="string">
            <text:p text:style-name="P36">0.<text:span text:style-name="T202">1</text:span></text:p>
          </table:table-cell>
        </table:table-row>
        <table:table-row>
          <table:table-cell table:style-name="Tabela3.A2" office:value-type="string">
            <text:p text:style-name="P31">AUDIT <text:span text:style-name="T179">Classification</text:span></text:p>
          </table:table-cell>
          <table:table-cell table:style-name="Tabela3.A2" office:value-type="string">
            <text:p text:style-name="P36"/>
          </table:table-cell>
        </table:table-row>
        <table:table-row>
          <table:table-cell table:style-name="Tabela3.A2" office:value-type="string">
            <text:p text:style-name="P29"><text:s text:c="3"/><text:span text:style-name="T179">Low risk</text:span></text:p>
          </table:table-cell>
          <table:table-cell table:style-name="Tabela3.A2" office:value-type="string">
            <text:p text:style-name="P32">34.2</text:p>
          </table:table-cell>
        </table:table-row>
        <table:table-row>
          <table:table-cell table:style-name="Tabela3.A2" office:value-type="string">
            <text:p text:style-name="P29"><text:s text:c="3"/><text:span text:style-name="T207">Suggestive dependence</text:span></text:p>
          </table:table-cell>
          <table:table-cell table:style-name="Tabela3.A2" office:value-type="string">
            <text:p text:style-name="P32">31.3</text:p>
          </table:table-cell>
        </table:table-row>
        <table:table-row>
          <table:table-cell table:style-name="Tabela3.A2" office:value-type="string">
            <text:p text:style-name="P31"><text:s text:c="3"/><text:span text:style-name="T179">At risk</text:span></text:p>
          </table:table-cell>
          <table:table-cell table:style-name="Tabela3.A2" office:value-type="string">
            <text:p text:style-name="P32">23.4</text:p>
          </table:table-cell>
        </table:table-row>
        <table:table-row>
          <table:table-cell table:style-name="Tabela3.A19" office:value-type="string">
            <text:p text:style-name="P31"><text:s text:c="3"/><text:span text:style-name="T179">High risk</text:span></text:p>
          </table:table-cell>
          <table:table-cell table:style-name="Tabela3.A19" office:value-type="string">
            <text:p text:style-name="P30"><text:span text:style-name="T182">11</text:span>.1</text:p>
          </table:table-cell>
        </table:table-row>
      </table:table>
      <text:p text:style-name="P1"/>
      <text:p text:style-name="P22"><text:span text:style-name="T29">Table</text:span><text:span text:style-name="T26"> 2 – </text:span><text:span text:style-name="T28">Factor loadings</text:span><text:span text:style-name="T30"> </text:span><text:span text:style-name="T28">with </text:span><text:span text:style-name="T34">an</text:span><text:span text:style-name="T28"> “Oblimin” rotation </text:span><text:span text:style-name="T33">separated </text:span><text:span text:style-name="T28">by factor</text:span><text:span text:style-name="T27">.</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1"/>
          </table:table-cell>
          <table:table-cell table:style-name="Tabela2.A1" table:number-columns-spanned="2" office:value-type="string">
            <text:p text:style-name="P43">Factor*</text:p>
          </table:table-cell>
          <table:covered-table-cell/>
          <table:table-cell table:style-name="Tabela2.A1" office:value-type="string">
            <text:p text:style-name="P45"/>
          </table:table-cell>
        </table:table-row>
        <table:table-row>
          <table:table-cell table:style-name="Tabela2.A2" office:value-type="string">
            <text:p text:style-name="P40">Ite<text:span text:style-name="T183">m</text:span>s**</text:p>
          </table:table-cell>
          <table:table-cell table:style-name="Tabela2.A2" office:value-type="string">
            <text:p text:style-name="P46">PC (+) e C(-)</text:p>
          </table:table-cell>
          <table:table-cell table:style-name="Tabela2.A2" office:value-type="string">
            <text:p text:style-name="P42">Action</text:p>
          </table:table-cell>
          <table:table-cell table:style-name="Tabela2.A2" office:value-type="string">
            <text:p text:style-name="P45">h2</text:p>
          </table:table-cell>
        </table:table-row>
        <table:table-row>
          <table:table-cell table:style-name="Tabela2.A3" office:value-type="string">
            <text:p text:style-name="P39">1. <text:span text:style-name="T31">I don't think I drink too much.</text:span></text:p>
          </table:table-cell>
          <table:table-cell table:style-name="Tabela2.A3" office:value-type="string">
            <text:p text:style-name="P55">-.8<text:span text:style-name="T183">8</text:span></text:p>
          </table:table-cell>
          <table:table-cell table:style-name="Tabela2.A3" office:value-type="string">
            <text:p text:style-name="P55"/>
          </table:table-cell>
          <table:table-cell table:style-name="Tabela2.A3" office:value-type="string">
            <text:p text:style-name="P56">.<text:span text:style-name="T183">72</text:span></text:p>
          </table:table-cell>
        </table:table-row>
        <table:table-row>
          <table:table-cell table:style-name="Tabela2.A3" office:value-type="string">
            <text:p text:style-name="P44">2. <text:span text:style-name="T31">I am trying to drink less than I used to.</text:span></text:p>
          </table:table-cell>
          <table:table-cell table:style-name="Tabela2.A3" office:value-type="string">
            <text:p text:style-name="P56">.4<text:span text:style-name="T183">0</text:span></text:p>
          </table:table-cell>
          <table:table-cell table:style-name="Tabela2.A3" office:value-type="string">
            <text:p text:style-name="P56">.5<text:span text:style-name="T183">5</text:span></text:p>
          </table:table-cell>
          <table:table-cell table:style-name="Tabela2.A3" office:value-type="string">
            <text:p text:style-name="P56">.<text:span text:style-name="T183">57</text:span></text:p>
          </table:table-cell>
        </table:table-row>
        <table:table-row>
          <table:table-cell table:style-name="Tabela2.A3" office:value-type="string">
            <text:p text:style-name="P38">3. <text:span text:style-name="T31">I enjoy my drinking, but sometimes I drink too much.</text:span></text:p>
          </table:table-cell>
          <table:table-cell table:style-name="Tabela2.A3" office:value-type="string">
            <text:p text:style-name="P55">.<text:span text:style-name="T183">84</text:span></text:p>
          </table:table-cell>
          <table:table-cell table:style-name="Tabela2.A3" office:value-type="string">
            <text:p text:style-name="P57"/>
          </table:table-cell>
          <table:table-cell table:style-name="Tabela2.A3" office:value-type="string">
            <text:p text:style-name="P56">.<text:span text:style-name="T183">66</text:span></text:p>
          </table:table-cell>
        </table:table-row>
        <table:table-row>
          <table:table-cell table:style-name="Tabela2.A3" office:value-type="string">
            <text:p text:style-name="P23"><text:span text:style-name="T185">4. </text:span><text:span text:style-name="T26">Sometimes I think I should cut down on my drinking.</text:span></text:p>
          </table:table-cell>
          <table:table-cell table:style-name="Tabela2.A3" office:value-type="string">
            <text:p text:style-name="P55">.<text:span text:style-name="T183">87</text:span></text:p>
          </table:table-cell>
          <table:table-cell table:style-name="Tabela2.A3" office:value-type="string">
            <text:p text:style-name="P55"/>
          </table:table-cell>
          <table:table-cell table:style-name="Tabela2.A3" office:value-type="string">
            <text:p text:style-name="P56">.<text:span text:style-name="T183">83</text:span></text:p>
          </table:table-cell>
        </table:table-row>
        <table:table-row>
          <table:table-cell table:style-name="Tabela2.A3" office:value-type="string">
            <text:p text:style-name="P47">5. <text:span text:style-name="T31">It is a waste of time thinking about drinking.</text:span></text:p>
          </table:table-cell>
          <table:table-cell table:style-name="Tabela2.A3" office:value-type="string">
            <text:p text:style-name="P55">-.<text:span text:style-name="T183">46</text:span></text:p>
          </table:table-cell>
          <table:table-cell table:style-name="Tabela2.A3" office:value-type="string">
            <text:p text:style-name="P55"/>
          </table:table-cell>
          <table:table-cell table:style-name="Tabela2.A3" office:value-type="string">
            <text:p text:style-name="P56">.<text:span text:style-name="T183">80</text:span></text:p>
          </table:table-cell>
        </table:table-row>
        <table:table-row>
          <table:table-cell table:style-name="Tabela2.A3" office:value-type="string">
            <text:p text:style-name="P38">6. <text:span text:style-name="T31">I have just recently changed my drinking habits.</text:span></text:p>
          </table:table-cell>
          <table:table-cell table:style-name="Tabela2.A3" office:value-type="string">
            <text:p text:style-name="P58"/>
          </table:table-cell>
          <table:table-cell table:style-name="Tabela2.A3" office:value-type="string">
            <text:p text:style-name="P55">.<text:span text:style-name="T183">90</text:span></text:p>
          </table:table-cell>
          <table:table-cell table:style-name="Tabela2.A3" office:value-type="string">
            <text:p text:style-name="P56">.<text:span text:style-name="T183">78</text:span></text:p>
          </table:table-cell>
        </table:table-row>
        <table:table-row>
          <table:table-cell table:style-name="Tabela2.A3" office:value-type="string">
            <text:p text:style-name="P38">7. <text:span text:style-name="T31">Anyone can talk about wanting to do something about drinking, but I am actually doing something about it.</text:span></text:p>
          </table:table-cell>
          <table:table-cell table:style-name="Tabela2.A3" office:value-type="string">
            <text:p text:style-name="P58"/>
          </table:table-cell>
          <table:table-cell table:style-name="Tabela2.A3" office:value-type="string">
            <text:p text:style-name="P55">.<text:span text:style-name="T183">67</text:span></text:p>
          </table:table-cell>
          <table:table-cell table:style-name="Tabela2.A3" office:value-type="string">
            <text:p text:style-name="P56">.<text:span text:style-name="T183">47</text:span></text:p>
          </table:table-cell>
        </table:table-row>
        <table:table-row>
          <table:table-cell table:style-name="Tabela2.A3" office:value-type="string">
            <text:p text:style-name="P44">8. <text:span text:style-name="T31">I am at the stage where I should cut down on my drinking.</text:span></text:p>
          </table:table-cell>
          <table:table-cell table:style-name="Tabela2.A3" office:value-type="string">
            <text:p text:style-name="P56">.<text:span text:style-name="T183">84</text:span></text:p>
          </table:table-cell>
          <table:table-cell table:style-name="Tabela2.A3" office:value-type="string">
            <text:p text:style-name="P55"/>
          </table:table-cell>
          <table:table-cell table:style-name="Tabela2.A3" office:value-type="string">
            <text:p text:style-name="P56">.<text:span text:style-name="T183">76</text:span></text:p>
          </table:table-cell>
        </table:table-row>
        <table:table-row>
          <table:table-cell table:style-name="Tabela2.A3" office:value-type="string">
            <text:p text:style-name="P38">9.<text:span text:style-name="T26"> </text:span><text:span text:style-name="T31">My drinking is a problem sometimes.</text:span></text:p>
          </table:table-cell>
          <table:table-cell table:style-name="Tabela2.A3" office:value-type="string">
            <text:p text:style-name="P55">.<text:span text:style-name="T183">86</text:span></text:p>
          </table:table-cell>
          <table:table-cell table:style-name="Tabela2.A3" office:value-type="string">
            <text:p text:style-name="P58"/>
          </table:table-cell>
          <table:table-cell table:style-name="Tabela2.A3" office:value-type="string">
            <text:p text:style-name="P56">.<text:span text:style-name="T183">70</text:span></text:p>
          </table:table-cell>
        </table:table-row>
        <table:table-row>
          <table:table-cell table:style-name="Tabela2.A3" office:value-type="string">
            <text:p text:style-name="P38">10. <text:span text:style-name="T31">There is no </text:span><text:span text:style-name="T32">n</text:span><text:span text:style-name="T31">eed for me to think about changing my drinking.</text:span></text:p>
          </table:table-cell>
          <table:table-cell table:style-name="Tabela2.A3" office:value-type="string">
            <text:p text:style-name="P55">-.<text:span text:style-name="T183">88</text:span></text:p>
          </table:table-cell>
          <table:table-cell table:style-name="Tabela2.A3" office:value-type="string">
            <text:p text:style-name="P55"/>
          </table:table-cell>
          <table:table-cell table:style-name="Tabela2.A3" office:value-type="string">
            <text:p text:style-name="P56">.<text:span text:style-name="T183">84</text:span></text:p>
          </table:table-cell>
        </table:table-row>
        <table:table-row>
          <table:table-cell table:style-name="Tabela2.A3" office:value-type="string">
            <text:p text:style-name="P38">11. <text:span text:style-name="T31">I am actually changing my drinking habits right now.</text:span></text:p>
          </table:table-cell>
          <table:table-cell table:style-name="Tabela2.A3" office:value-type="string">
            <text:p text:style-name="P58"/>
          </table:table-cell>
          <table:table-cell table:style-name="Tabela2.A3" office:value-type="string">
            <text:p text:style-name="P55">.<text:span text:style-name="T183">91</text:span></text:p>
          </table:table-cell>
          <table:table-cell table:style-name="Tabela2.A3" office:value-type="string">
            <text:p text:style-name="P56">.<text:span text:style-name="T183">84</text:span></text:p>
          </table:table-cell>
        </table:table-row>
        <table:table-row>
          <table:table-cell table:style-name="Tabela2.A2" office:value-type="string">
            <text:p text:style-name="P38">12. <text:span text:style-name="T31">Drinking less alcohol would be pointless for me.</text:span></text:p>
          </table:table-cell>
          <table:table-cell table:style-name="Tabela2.A2" office:value-type="string">
            <text:p text:style-name="P55">-.<text:span text:style-name="T183">84</text:span></text:p>
          </table:table-cell>
          <table:table-cell table:style-name="Tabela2.A2" office:value-type="string">
            <text:p text:style-name="P55"/>
          </table:table-cell>
          <table:table-cell table:style-name="Tabela2.A2" office:value-type="string">
            <text:p text:style-name="P56">.<text:span text:style-name="T183">78</text:span></text:p>
          </table:table-cell>
        </table:table-row>
      </table:table>
      <text:p text:style-name="P24">* PC – Pre-contemplation and C – Contemplation. Proportion of variances explained by factor: PC-C (47%) and Action (21%).</text:p>
      <text:p text:style-name="P25"/>
      <text:p text:style-name="P25">** <text:span text:style-name="T183">Portuguese translation– </text:span><text:span text:style-name="T186">1. </text:span><text:span text:style-name="T188">'</text:span><text:span text:style-name="T186">Eu acho que bebo demais</text:span><text:span text:style-name="T188">'</text:span><text:span text:style-name="T186">; </text:span><text:span text:style-name="T187">2. </text:span><text:span text:style-name="T188">'</text:span><text:span text:style-name="T187">Estou tentando beber menos do que costumava beber</text:span><text:span text:style-name="T188">'</text:span><text:span text:style-name="T187">; </text:span><text:span text:style-name="T188">3. '</text:span><text:span text:style-name="T186">Eu gosto de beber, mas às vezes eu bebo demais</text:span><text:span text:style-name="T188">'</text:span><text:span text:style-name="T186">; 4. </text:span><text:span text:style-name="T188">'</text:span><text:span text:style-name="T186">Às vezes eu acho que deveria reduzir o meu consumo de álcool</text:span><text:span text:style-name="T188">'</text:span><text:span text:style-name="T186">; </text:span><text:span text:style-name="T188">5. '</text:span><text:span text:style-name="T189">É um desperdício de tempo pensar sobre o meu consumo de álcool</text:span><text:span text:style-name="T188">'</text:span><text:span text:style-name="T189">; </text:span><text:span text:style-name="T188">6. '</text:span><text:span text:style-name="T186">Eu mudei recentemente meus hábitos de consumo</text:span><text:span text:style-name="T188">'</text:span><text:span text:style-name="T186">; </text:span><text:span text:style-name="T188">7. '</text:span><text:span text:style-name="T186">Qualquer pessoa pode falar sobre querer fazer algo relacionado ao consumo de álcool, mas eu estou realmente fazendo algo sobre isso</text:span><text:span text:style-name="T188">'</text:span><text:span text:style-name="T186">; </text:span><text:span text:style-name="T188">8. '</text:span><text:span text:style-name="T187">Eu estou em um momento em que eu deveria pensar em beber menos álcool</text:span><text:span text:style-name="T188">'</text:span><text:span text:style-name="T187">; </text:span><text:span text:style-name="T188">9. '</text:span><text:span text:style-name="T186">Algumas vezes, meu consumo é um problema</text:span><text:span text:style-name="T188">'</text:span><text:span text:style-name="T186">; </text:span><text:span text:style-name="T188">10. '</text:span><text:span text:style-name="T186">Sinto necessidade de pensar em mudar minha maneira de beber</text:span><text:span text:style-name="T188">'</text:span><text:span text:style-name="T186">; </text:span><text:span text:style-name="T188">11. '</text:span><text:span text:style-name="T186">Atualmente, eu de fato estou mudando meus hábitos de consumo</text:span><text:span text:style-name="T188">'</text:span><text:span text:style-name="T186">; </text:span><text:span text:style-name="T188">12. '</text:span><text:span text:style-name="T186">Beber menos álcool poderia me beneficiar</text:span><text:span text:style-name="T188">'</text:span><text:span text:style-name="T189">.</text:span></text:p>
      <text:p text:style-name="P26"/>
      <text:p text:style-name="P21">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51">Models</text:p>
          </table:table-cell>
          <table:table-cell table:style-name="Table1.A1" office:value-type="string">
            <text:p text:style-name="P50">CFI</text:p>
          </table:table-cell>
          <table:table-cell table:style-name="Table1.A1" office:value-type="string">
            <text:p text:style-name="P52">RMSA</text:p>
          </table:table-cell>
          <table:table-cell table:style-name="Table1.A1" office:value-type="string">
            <text:p text:style-name="P49">BIC</text:p>
          </table:table-cell>
          <table:table-cell table:style-name="Table1.A1" office:value-type="string">
            <text:p text:style-name="P49">AIC</text:p>
          </table:table-cell>
          <table:table-cell table:style-name="Table1.A1" office:value-type="string">
            <text:p text:style-name="P53">X²</text:p>
          </table:table-cell>
          <table:table-cell table:style-name="Table1.A1" office:value-type="string">
            <text:p text:style-name="P52">df</text:p>
          </table:table-cell>
        </table:table-row>
        <table:table-row>
          <table:table-cell table:style-name="Table1.A2" office:value-type="string">
            <text:p text:style-name="P48"><text:span text:style-name="T184">One </text:span>factor</text:p>
          </table:table-cell>
          <table:table-cell table:style-name="Table1.A2" office:value-type="string">
            <text:p text:style-name="P59">.720</text:p>
          </table:table-cell>
          <table:table-cell table:style-name="Table1.A2" office:value-type="string">
            <text:p text:style-name="P59">.196</text:p>
          </table:table-cell>
          <table:table-cell table:style-name="Table1.A2" office:value-type="string">
            <text:p text:style-name="P60">12364.5</text:p>
          </table:table-cell>
          <table:table-cell table:style-name="Table1.A2" office:value-type="string">
            <text:p text:style-name="P60">12271.4</text:p>
          </table:table-cell>
          <table:table-cell table:style-name="Table1.A2" office:value-type="string">
            <text:p text:style-name="P60">794.36</text:p>
          </table:table-cell>
          <table:table-cell table:style-name="Table1.A2" office:value-type="string">
            <text:p text:style-name="P60">54</text:p>
          </table:table-cell>
        </table:table-row>
        <table:table-row>
          <table:table-cell table:style-name="Table1.A3" office:value-type="string">
            <text:p text:style-name="P48"><text:span text:style-name="T184">Two </text:span>factor </text:p>
          </table:table-cell>
          <table:table-cell table:style-name="Table1.A3" office:value-type="string">
            <text:p text:style-name="P59">.815</text:p>
          </table:table-cell>
          <table:table-cell table:style-name="Table1.A3" office:value-type="string">
            <text:p text:style-name="P60">.161</text:p>
          </table:table-cell>
          <table:table-cell table:style-name="Table1.A3" office:value-type="string">
            <text:p text:style-name="P60">12119</text:p>
          </table:table-cell>
          <table:table-cell table:style-name="Table1.A3" office:value-type="string">
            <text:p text:style-name="P60">12022</text:p>
          </table:table-cell>
          <table:table-cell table:style-name="Table1.A3" office:value-type="string">
            <text:p text:style-name="P60">543.60</text:p>
          </table:table-cell>
          <table:table-cell table:style-name="Table1.A3" office:value-type="string">
            <text:p text:style-name="P60">53 </text:p>
          </table:table-cell>
        </table:table-row>
        <table:table-row>
          <table:table-cell table:style-name="Table1.A3" office:value-type="string">
            <text:p text:style-name="P54">Three factor* uncorrelated</text:p>
          </table:table-cell>
          <table:table-cell table:style-name="Table1.A3" office:value-type="string">
            <text:p text:style-name="P59">.586</text:p>
          </table:table-cell>
          <table:table-cell table:style-name="Table1.A3" office:value-type="string">
            <text:p text:style-name="P59">.238</text:p>
          </table:table-cell>
          <table:table-cell table:style-name="Table1.A3" office:value-type="string">
            <text:p text:style-name="P60">12720</text:p>
          </table:table-cell>
          <table:table-cell table:style-name="Table1.A3" office:value-type="string">
            <text:p text:style-name="P60">12627</text:p>
          </table:table-cell>
          <table:table-cell table:style-name="Table1.A3" office:value-type="string">
            <text:p text:style-name="P60">1150.17</text:p>
          </table:table-cell>
          <table:table-cell table:style-name="Table1.A3" office:value-type="string">
            <text:p text:style-name="P60">54</text:p>
          </table:table-cell>
        </table:table-row>
        <table:table-row>
          <table:table-cell table:style-name="Table1.A5" office:value-type="string">
            <text:p text:style-name="P62">One factor Model** - <text:span text:style-name="T190">improved</text:span> </text:p>
          </table:table-cell>
          <table:table-cell table:style-name="Table1.A5" office:value-type="string">
            <text:p text:style-name="P61">.998</text:p>
          </table:table-cell>
          <table:table-cell table:style-name="Table1.A5" office:value-type="string">
            <text:p text:style-name="P61">.045</text:p>
          </table:table-cell>
          <table:table-cell table:style-name="Table1.A5" office:value-type="string">
            <text:p text:style-name="P60">3824</text:p>
          </table:table-cell>
          <table:table-cell table:style-name="Table1.A5" office:value-type="string">
            <text:p text:style-name="P60">3793</text:p>
          </table:table-cell>
          <table:table-cell table:style-name="Table1.A5" office:value-type="string">
            <text:p text:style-name="P60">3.44</text:p>
          </table:table-cell>
          <table:table-cell table:style-name="Table1.A5" office:value-type="string">
            <text:p text:style-name="P60">2</text:p>
          </table:table-cell>
        </table:table-row>
      </table:table>
      <text:p text:style-name="P27">* The three factor correlated solution not converged because the covariance matrix of latent variables were <text:span text:style-name="T204">not positive defined</text:span>. ** The improved model was constituted by items 1,4,8,10.</text:p>
      <text:h text:style-name="P75" text:outline-level="1">References</text:h>
      <text:section text:style-name="Sect1" text:name="ZOTERO_BIBL {&quot;custom&quot;:[]} CSL_BIBLIOGRAPHY RNDwYHgwFivSf">
        <text:p text:style-name="Bibliography_20_1">Brown, T. A. (2006). <text:span text:style-name="T13">Confirmatory factor analysis for applied research</text:span><text:span text:style-name="T19">. New York: Guilford Press.</text:span></text:p>
        <text:p text:style-name="Bibliography_20_1"><text:span text:style-name="T19">Budd, R. J., &amp; Rollnick, S. (1996). The structure of the Readiness to Change Questionnaire: A test of Prochaska &amp; DiClemente’s transtheoretical model. </text:span><text:span text:style-name="T13">British Journal of Health Psychology</text:span><text:span text:style-name="T19">, </text:span><text:span text:style-name="T13">1</text:span><text:span text:style-name="T19">(4), 365–376. http://doi.org/10.1111/j.2044-8287.1996.tb00517.x</text:span></text:p>
        <text:p text:style-name="Bibliography_20_1"><text:span text:style-name="T19">Cronbach, L. (1951). Coefficient alpha and the internal structure of tests. </text:span><text:span text:style-name="T13">Psychometrika</text:span><text:span text:style-name="T19">, </text:span><text:span text:style-name="T13">16</text:span><text:span text:style-name="T19">(3), 297–334. http://doi.org/10.1007/BF02310555</text:span></text:p>
        <text:p text:style-name="Bibliography_20_1"><text:span text:style-name="T19">Defuentes-Merillas, L., Dejong, C. A. J., &amp; Schippers, G. M. (2002). Reliability and validity of the Dutch version of the Readiness to Change Questionnaire. </text:span><text:span text:style-name="T13">Alcohol and Alcoholism (Oxford, Oxfordshire)</text:span><text:span text:style-name="T19">, </text:span><text:span text:style-name="T13">37</text:span><text:span text:style-name="T19">(1), 93–99.</text:span></text:p>
        <text:p text:style-name="Bibliography_20_1"><text:span text:style-name="T19">Fabrigar, L. R., Wegener, D. T., MacCallum, R. C., &amp; Strahan, E. J. (1999). Evaluating the use of exploratory factor analysis in psychological research. </text:span><text:span text:style-name="T13">Psychological Methods</text:span><text:span text:style-name="T19">, </text:span><text:span text:style-name="T13">4</text:span><text:span text:style-name="T19">(3), 272.</text:span></text:p>
        <text:p text:style-name="Bibliography_20_1"><text:span text:style-name="T19">Forsberg, L., Ekman, S., Halldin, J., &amp; Rönnberg, S. (2004). The Readiness to Change Questionnaire: Reliability and validity of a Swedish version and a comparison of scoring methods. </text:span><text:span text:style-name="T13">British Journal of Health Psychology</text:span><text:span text:style-name="T19">, </text:span><text:span text:style-name="T13">9</text:span><text:span text:style-name="T19">(3), 335–346.</text:span></text:p>
        <text:p text:style-name="Bibliography_20_1"><text:span text:style-name="T19">Forsberg, L., Halldin, J., &amp; Wennberg, P. (2003). Psychometric Properties and Factor Structure of the Readiness to Change Questionnaire. </text:span><text:span text:style-name="T13">Alcohol and Alcoholism</text:span><text:span text:style-name="T19">, </text:span><text:span text:style-name="T13">38</text:span><text:span text:style-name="T19">(3), 276–280. http://doi.org/10.1093/alcalc/agg067</text:span></text:p>
        <text:p text:style-name="Bibliography_20_1"><text:span text:style-name="T19">Garrido, L. E., Abad, F. J., &amp; Ponsoda, V. (2013). A new look at Horn’s parallel analysis with ordinal variables. </text:span><text:span text:style-name="T13">Psychological Methods</text:span><text:span text:style-name="T19">, </text:span><text:span text:style-name="T13">18</text:span><text:span text:style-name="T19">(4), 454–474. http://doi.org/10.1037/a0030005</text:span></text:p>
        <text:p text:style-name="Bibliography_20_1"><text:span text:style-name="T19">Hannöver, W., Thyrian, J. R., Hapke, U., Rumpf, H.-J., Meyer, C., &amp; John, U. (2002). The readiness to change questionnaire in subjects with hazardous alcohol consumption, alcohol misuse and dependence in a general population survey. </text:span><text:span text:style-name="T13">Alcohol and Alcoholism (Oxford, Oxfordshire)</text:span><text:span text:style-name="T19">, </text:span><text:span text:style-name="T13">37</text:span><text:span text:style-name="T19">(4), 362–369.</text:span></text:p>
        <text:p text:style-name="Bibliography_20_1"><text:span text:style-name="T19">Heather, N., Rollnick, S., &amp; Bell, A. (1993). Predictive validity of the Readiness to Change Questionnaire. </text:span><text:span text:style-name="T13">Addiction (Abingdon, England)</text:span><text:span text:style-name="T19">, </text:span><text:span text:style-name="T13">88</text:span><text:span text:style-name="T19">(12), 1667–1677.</text:span></text:p>
        <text:p text:style-name="Bibliography_20_1"><text:span text:style-name="T19">Holgado–Tello, F. P., Chacón–Moscoso, S., Barbero–García, I., &amp; Vila–Abad, E. (2010). Polychoric versus Pearson correlations in exploratory and confirmatory factor analysis of ordinal variables. </text:span><text:span text:style-name="T13">Quality &amp; Quantity</text:span><text:span text:style-name="T19">, </text:span><text:span text:style-name="T13">44</text:span><text:span text:style-name="T19">(1), 153–166. http://doi.org/10.1007/s11135-008-9190-y</text:span></text:p>
        <text:p text:style-name="Bibliography_20_1"><text:soft-page-break/><text:span text:style-name="T19">Horn, J. L. (1965). A rationale and test for the number of factors in factor analysis. </text:span><text:span text:style-name="T13">Psychometrika</text:span><text:span text:style-name="T19">, </text:span><text:span text:style-name="T13">30</text:span><text:span text:style-name="T19">(2), 179–185. http://doi.org/10.1007/BF02289447</text:span></text:p>
        <text:p text:style-name="Bibliography_20_1"><text:span text:style-name="T19">Lima, C. T., Freire, A. C. C., Silva, A. P. B., Teixeira, R. M., Farrell, M., &amp; Prince, M. (2005). Concurrent and Construct Validity of the Audit in an Urban Brazilian Sample. </text:span><text:span text:style-name="T13">Alcohol and Alcoholism</text:span><text:span text:style-name="T19">, </text:span><text:span text:style-name="T13">40</text:span><text:span text:style-name="T19">(6), 584–589. http://doi.org/10.1093/alcalc/agh202</text:span></text:p>
        <text:p text:style-name="Bibliography_20_1"><text:span text:style-name="T19">McConnaughy, E. A., DiClemente, C. C., Prochaska, J. O., &amp; Velicer, W. F. (1989). Stages of change in psychotherapy: A follow-up report. </text:span><text:span text:style-name="T13">Psychotherapy: Theory, Research, Practice, Training</text:span><text:span text:style-name="T19">, </text:span><text:span text:style-name="T13">26</text:span><text:span text:style-name="T19">(4), 494–503. http://doi.org/10.1037/h0085468</text:span></text:p>
        <text:p text:style-name="Bibliography_20_1"><text:span text:style-name="T19">Meneses-Gaya, C. de, Zuardi, A. W., Loureiro, S. R., &amp; Crippa, J. A. S. (2009). Alcohol Use Disorders Identification Test (AUDIT): an updated systematic review of psychometric properties. </text:span><text:span text:style-name="T13">Psychology &amp;amp; Neuroscience</text:span><text:span text:style-name="T19">, </text:span><text:span text:style-name="T13">2</text:span><text:span text:style-name="T19">(1), 83–97. http://doi.org/10.3922/j.psns.2009.1.12</text:span></text:p>
        <text:p text:style-name="Bibliography_20_1"><text:span text:style-name="T19">Miller, W. R., &amp; Scott, J. (1996). Assessing drinkers’ motivation for change: The Stages of Change Readiness and Treatment Eagerness Scale (SOCRATES). </text:span><text:span text:style-name="T13">Psychology of Addictive Behaviors</text:span><text:span text:style-name="T19">, </text:span><text:span text:style-name="T13">10</text:span><text:span text:style-name="T19">(2), 81–89. http://doi.org/10.1037/0893-164X.10.2.81</text:span></text:p>
        <text:p text:style-name="Bibliography_20_1"><text:span text:style-name="T19">Napper, L. E., Wood, M. M., Jaffe, A., Fisher, D. G., Reynolds, G. L., &amp; Klahn, J. A. (2008). Convergent and discriminant validity of three measures of stage of change. </text:span><text:span text:style-name="T13">Psychology of Addictive Behaviors: Journal of the Society of Psychologists in Addictive Behaviors</text:span><text:span text:style-name="T19">, </text:span><text:span text:style-name="T13">22</text:span><text:span text:style-name="T19">(3), 362–371. http://doi.org/10.1037/0893-164X.22.3.362</text:span></text:p>
        <text:p text:style-name="Bibliography_20_1"><text:span text:style-name="T19">Norcross, J. C., Krebs, P. M., &amp; Prochaska, J. O. (2011). Stages of change. </text:span><text:span text:style-name="T13">Journal of Clinical Psychology</text:span><text:span text:style-name="T19">, </text:span><text:span text:style-name="T13">67</text:span><text:span text:style-name="T19">(2), 143–154. http://doi.org/10.1002/jclp.20758</text:span></text:p>
        <text:p text:style-name="Bibliography_20_1"><text:span text:style-name="T19">Prochaska, J. O., &amp; DiClemente, C. C. (1982). Transtheoretical therapy: Toward a more integrative model of change. </text:span><text:span text:style-name="T13">Psychotherapy: Theory, Research &amp; Practice</text:span><text:span text:style-name="T19">, </text:span><text:span text:style-name="T13">19</text:span><text:span text:style-name="T19">(3), 276–288. http://doi.org/10.1037/h0088437</text:span></text:p>
        <text:p text:style-name="Bibliography_20_1"><text:span text:style-name="T19">R Development Core Team. (2014). </text:span><text:span text:style-name="T13">R: A language and environment for statistical <text:s text:c="2"/>computing</text:span><text:span text:style-name="T19">. Viena: R Foundation for Statistical Computing. Retrieved from http://www.R-project.org</text:span></text:p>
        <text:p text:style-name="Bibliography_20_1"><text:span text:style-name="T19">Revelle, W. (2014). </text:span><text:span text:style-name="T13">psych: Procedures for Psychological, Psychometric, and Personality Research</text:span><text:span text:style-name="T19">. Evanston, Illinois. Retrieved from http://CRAN.R-project.org/package=psych</text:span></text:p>
        <text:p text:style-name="Bibliography_20_1"><text:span text:style-name="T19">Revelle, W., &amp; Rocklin, T. (1979). Very Simple Structure: An Alternative Procedure For Estimating The Optimal Number Of Interpretable Factors. </text:span><text:span text:style-name="T13">Multivariate Behavioral Research</text:span><text:span text:style-name="T19">, </text:span><text:span text:style-name="T13">14</text:span><text:span text:style-name="T19">(4), </text:span><text:soft-page-break/><text:span text:style-name="T19">403–414. http://doi.org/10.1207/s15327906mbr1404_2</text:span></text:p>
        <text:p text:style-name="Bibliography_20_1"><text:span text:style-name="T19">Rodríguez-Martos, A., Rubio, G., Aubà, J., Santo-Domingo, J., Torralba, L., &amp; Campillo, M. (2000). Readiness to change questionnaire: reliability study of its Spanish version. </text:span><text:span text:style-name="T13">Alcohol and Alcoholism (Oxford, Oxfordshire)</text:span><text:span text:style-name="T19">, </text:span><text:span text:style-name="T13">35</text:span><text:span text:style-name="T19">(3), 270–275.</text:span></text:p>
        <text:p text:style-name="Bibliography_20_1"><text:span text:style-name="T19">Rollnick, S., Heather, N., Gold, R., &amp; Hall, W. (1992). Development of a short “readiness to change” questionnaire for use in brief, opportunistic interventions among excessive drinkers. </text:span><text:span text:style-name="T13">British Journal of Addiction</text:span><text:span text:style-name="T19">, </text:span><text:span text:style-name="T13">87</text:span><text:span text:style-name="T19">(5), 743–754.</text:span></text:p>
        <text:p text:style-name="Bibliography_20_1"><text:span text:style-name="T19">Rosseel, Y. (2012). lavaan: An R Package for Structural Equation Modeling. </text:span><text:span text:style-name="T13">Journal of Statistical Software</text:span><text:span text:style-name="T19">, </text:span><text:span text:style-name="T13">48</text:span><text:span text:style-name="T19">(2), 1–36.</text:span></text:p>
        <text:p text:style-name="Bibliography_20_1"><text:span text:style-name="T19">Santos, W. S. dos, Gouveia, V. V., Fernandes, D. P., Souza, S. S. B. de, &amp; Grangeiro, A. S. de M. (2012). Alcohol Use Disorder Identification Test (AUDIT): exploring its psychometric parameters. </text:span><text:span text:style-name="T13">Jornal Brasileiro de Psiquiatria</text:span><text:span text:style-name="T19">, </text:span><text:span text:style-name="T13">61</text:span><text:span text:style-name="T19">(3), 117–123. http://doi.org/10.1590/S0047-20852012000300001</text:span></text:p>
        <text:p text:style-name="Bibliography_20_1"><text:span text:style-name="T19">West, R. (2005). Time for a change: putting the Transtheoretical (Stages of Change) Model to rest. </text:span><text:span text:style-name="T13">Addiction</text:span><text:span text:style-name="T19">, </text:span><text:span text:style-name="T13">100</text:span><text:span text:style-name="T19">(8), 1036–1039. http://doi.org/10.1111/j.1360-0443.2005.01139.x</text:span></text:p>
      </text:section>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Times New Roman2" svg:font-family="'Times New Roman'" style:font-family-generic="roman"/>
    <style:font-face style:name="Times New Roman3" svg:font-family="'Times New Roman'" style:font-adornments="Regular" style:font-family-generic="roman"/>
    <style:font-face style:name="Cantarell" svg:font-family="Cantarell"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tarell1" svg:font-family="Cantarell"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text-indent="0.5in"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3"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align="justify" style:justify-single-word="false"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09:06:45.374918356</meta:creation-date>
    <meta:editing-duration>PT9H40M37S</meta:editing-duration>
    <meta:editing-cycles>26</meta:editing-cycles>
    <meta:generator>LibreOffice/4.2.8.2$Linux_X86_64 LibreOffice_project/420m0$Build-2</meta:generator>
    <dc:date>2015-05-07T13:59:21.970451530</dc:date>
    <meta:document-statistic meta:table-count="3" meta:image-count="0" meta:object-count="0" meta:page-count="16" meta:paragraph-count="208" meta:word-count="4515" meta:character-count="30056" meta:non-whitespace-character-count="25720"/>
    <meta:user-defined meta:name="ZOTERO_PREF_1">&lt;data data-version="3" zotero-version="4.0.26.3"&gt;&lt;session id="V25VAqnS"/&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